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image/jpeg" manifest:full-path="Pictures/37.jpg"/>
  <manifest:file-entry manifest:media-type="image/png" manifest:full-path="Pictures/36.png"/>
  <manifest:file-entry manifest:media-type="image/png" manifest:full-path="Pictures/35.png"/>
  <manifest:file-entry manifest:media-type="application/xml" manifest:full-path="Formula-33/settings.xml"/>
  <manifest:file-entry manifest:media-type="application/xml" manifest:full-path="Formula-33/content.xml"/>
  <manifest:file-entry manifest:media-type="application/xml" manifest:full-path="Formula-31/settings.xml"/>
  <manifest:file-entry manifest:media-type="application/xml" manifest:full-path="Formula-31/content.xml"/>
  <manifest:file-entry manifest:media-type="application/xml" manifest:full-path="Formula-29/settings.xml"/>
  <manifest:file-entry manifest:media-type="application/xml" manifest:full-path="Formula-29/content.xml"/>
  <manifest:file-entry manifest:media-type="application/xml" manifest:full-path="Formula-27/settings.xml"/>
  <manifest:file-entry manifest:media-type="application/xml" manifest:full-path="Formula-27/content.xml"/>
  <manifest:file-entry manifest:media-type="application/xml" manifest:full-path="Formula-25/settings.xml"/>
  <manifest:file-entry manifest:media-type="application/xml" manifest:full-path="Formula-25/content.xml"/>
  <manifest:file-entry manifest:media-type="application/xml" manifest:full-path="Formula-23/settings.xml"/>
  <manifest:file-entry manifest:media-type="application/xml" manifest:full-path="Formula-23/content.xml"/>
  <manifest:file-entry manifest:media-type="application/xml" manifest:full-path="Formula-21/settings.xml"/>
  <manifest:file-entry manifest:media-type="application/xml" manifest:full-path="Formula-21/content.xml"/>
  <manifest:file-entry manifest:media-type="application/xml" manifest:full-path="Formula-19/settings.xml"/>
  <manifest:file-entry manifest:media-type="application/xml" manifest:full-path="Formula-19/content.xml"/>
  <manifest:file-entry manifest:media-type="application/xml" manifest:full-path="Formula-17/settings.xml"/>
  <manifest:file-entry manifest:media-type="application/xml" manifest:full-path="Formula-17/content.xml"/>
  <manifest:file-entry manifest:media-type="application/xml" manifest:full-path="Formula-15/settings.xml"/>
  <manifest:file-entry manifest:media-type="application/xml" manifest:full-path="Formula-15/content.xml"/>
  <manifest:file-entry manifest:media-type="application/xml" manifest:full-path="Formula-13/settings.xml"/>
  <manifest:file-entry manifest:media-type="application/xml" manifest:full-path="Formula-13/content.xml"/>
  <manifest:file-entry manifest:media-type="application/xml" manifest:full-path="Formula-11/settings.xml"/>
  <manifest:file-entry manifest:media-type="application/xml" manifest:full-path="Formula-11/content.xml"/>
  <manifest:file-entry manifest:media-type="application/xml" manifest:full-path="Formula-9/settings.xml"/>
  <manifest:file-entry manifest:media-type="application/xml" manifest:full-path="Formula-9/content.xml"/>
  <manifest:file-entry manifest:media-type="application/xml" manifest:full-path="Formula-7/settings.xml"/>
  <manifest:file-entry manifest:media-type="application/xml" manifest:full-path="Formula-7/content.xml"/>
  <manifest:file-entry manifest:media-type="application/xml" manifest:full-path="Formula-5/settings.xml"/>
  <manifest:file-entry manifest:media-type="application/xml" manifest:full-path="Formula-5/content.xml"/>
  <manifest:file-entry manifest:media-type="application/xml" manifest:full-path="Formula-3/settings.xml"/>
  <manifest:file-entry manifest:media-type="application/xml" manifest:full-path="Formula-3/content.xml"/>
  <manifest:file-entry manifest:media-type="image/jpeg" manifest:full-path="Pictures/2.jp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3/"/>
  <manifest:file-entry manifest:media-type="application/vnd.oasis.opendocument.formula" manifest:full-path="Formula-33/"/>
  <manifest:file-entry manifest:media-type="application/vnd.oasis.opendocument.formula" manifest:full-path="Formula-31/"/>
  <manifest:file-entry manifest:media-type="application/vnd.oasis.opendocument.formula" manifest:full-path="Formula-31/"/>
  <manifest:file-entry manifest:media-type="application/vnd.oasis.opendocument.formula" manifest:full-path="Formula-29/"/>
  <manifest:file-entry manifest:media-type="application/vnd.oasis.opendocument.formula" manifest:full-path="Formula-29/"/>
  <manifest:file-entry manifest:media-type="application/vnd.oasis.opendocument.formula" manifest:full-path="Formula-27/"/>
  <manifest:file-entry manifest:media-type="application/vnd.oasis.opendocument.formula" manifest:full-path="Formula-27/"/>
  <manifest:file-entry manifest:media-type="application/vnd.oasis.opendocument.formula" manifest:full-path="Formula-25/"/>
  <manifest:file-entry manifest:media-type="application/vnd.oasis.opendocument.formula" manifest:full-path="Formula-25/"/>
  <manifest:file-entry manifest:media-type="application/vnd.oasis.opendocument.formula" manifest:full-path="Formula-23/"/>
  <manifest:file-entry manifest:media-type="application/vnd.oasis.opendocument.formula" manifest:full-path="Formula-23/"/>
  <manifest:file-entry manifest:media-type="application/vnd.oasis.opendocument.formula" manifest:full-path="Formula-21/"/>
  <manifest:file-entry manifest:media-type="application/vnd.oasis.opendocument.formula" manifest:full-path="Formula-21/"/>
  <manifest:file-entry manifest:media-type="application/vnd.oasis.opendocument.formula" manifest:full-path="Formula-19/"/>
  <manifest:file-entry manifest:media-type="application/vnd.oasis.opendocument.formula" manifest:full-path="Formula-19/"/>
  <manifest:file-entry manifest:media-type="application/vnd.oasis.opendocument.formula" manifest:full-path="Formula-17/"/>
  <manifest:file-entry manifest:media-type="application/vnd.oasis.opendocument.formula" manifest:full-path="Formula-17/"/>
  <manifest:file-entry manifest:media-type="application/vnd.oasis.opendocument.formula" manifest:full-path="Formula-15/"/>
  <manifest:file-entry manifest:media-type="application/vnd.oasis.opendocument.formula" manifest:full-path="Formula-15/"/>
  <manifest:file-entry manifest:media-type="application/vnd.oasis.opendocument.formula" manifest:full-path="Formula-13/"/>
  <manifest:file-entry manifest:media-type="application/vnd.oasis.opendocument.formula" manifest:full-path="Formula-13/"/>
  <manifest:file-entry manifest:media-type="application/vnd.oasis.opendocument.formula" manifest:full-path="Formula-11/"/>
  <manifest:file-entry manifest:media-type="application/vnd.oasis.opendocument.formula" manifest:full-path="Formula-11/"/>
  <manifest:file-entry manifest:media-type="application/vnd.oasis.opendocument.formula" manifest:full-path="Formula-9/"/>
  <manifest:file-entry manifest:media-type="application/vnd.oasis.opendocument.formula" manifest:full-path="Formula-9/"/>
  <manifest:file-entry manifest:media-type="application/vnd.oasis.opendocument.formula" manifest:full-path="Formula-7/"/>
  <manifest:file-entry manifest:media-type="application/vnd.oasis.opendocument.formula" manifest:full-path="Formula-7/"/>
  <manifest:file-entry manifest:media-type="application/vnd.oasis.opendocument.formula" manifest:full-path="Formula-5/"/>
  <manifest:file-entry manifest:media-type="application/vnd.oasis.opendocument.formula" manifest:full-path="Formula-5/"/>
  <manifest:file-entry manifest:media-type="application/vnd.oasis.opendocument.formula" manifest:full-path="Formula-3/"/>
  <manifest:file-entry manifest:media-type="application/vnd.oasis.opendocument.formula" manifest:full-path="Formula-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level-style-number text:level="10" text:style-name="Numbering_20_Symbols" style:num-format="1" text:start-value="1" style:num-suffix=".">
        <style:list-level-properties text:list-level-position-and-space-mode="label-alignment" fo:text-align="right">
          <style:list-level-label-alignment text:label-followed-by="listtab" text:list-tab-stop-position="2.75in" fo:text-indent="-0.25in" fo:margin-left="2.75in"/>
        </style:list-level-properties>
      </text:list-level-style-number>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P9">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
    </style:style>
    <style:style style:name="P20" style:family="paragraph" style:parent-style-name="Text_20_body" style:list-style-name="L2">
    </style:style>
    <style:style style:name="P21" style:family="paragraph" style:parent-style-name="Text_20_body" style:list-style-name="L3">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style>
    <style:style style:name="P25" style:family="paragraph" style:parent-style-name="Text_20_body" style:list-style-name="L7">
    </style:style>
    <style:style style:name="P26" style:family="paragraph" style:parent-style-name="Text_20_body" style:list-style-name="L8">
    </style:style>
    <style:style style:name="P27" style:family="paragraph" style:parent-style-name="Text_20_body" style:list-style-name="L9">
    </style:style>
    <style:style style:name="P28" style:family="paragraph" style:parent-style-name="Text_20_body" style:list-style-name="L10">
    </style:style>
    <style:style style:name="P29" style:family="paragraph" style:parent-style-name="Text_20_body" style:list-style-name="L11">
    </style:style>
    <style:style style:name="P30" style:family="paragraph" style:parent-style-name="Text_20_body" style:list-style-name="L12">
    </style:style>
    <style:style style:name="P31" style:family="paragraph" style:parent-style-name="Text_20_body" style:list-style-name="L13">
    </style:style>
    <style:style style:name="P32" style:family="paragraph" style:parent-style-name="Text_20_body" style:list-style-name="L14">
    </style:style>
    <style:style style:name="P33" style:family="paragraph" style:parent-style-name="Text_20_body" style:list-style-name="L15">
    </style:style>
    <style:style style:name="P34" style:family="paragraph" style:parent-style-name="Text_20_body" style:list-style-name="L16">
    </style:style>
    <style:style style:name="P35" style:family="paragraph" style:parent-style-name="Text_20_body" style:list-style-name="L17">
    </style:style>
    <style:style style:name="P36" style:family="paragraph" style:parent-style-name="Text_20_body" style:list-style-name="L18">
    </style:style>
    <style:style style:name="P37" style:family="paragraph" style:parent-style-name="Text_20_body" style:list-style-name="L19">
    </style:style>
    <style:style style:name="P38" style:family="paragraph" style:parent-style-name="Text_20_body" style:list-style-name="L20">
    </style:style>
    <style:style style:name="P39" style:family="paragraph" style:parent-style-name="Text_20_body" style:list-style-name="L21">
    </style:style>
    <style:style style:name="P40" style:family="paragraph" style:parent-style-name="Text_20_body" style:list-style-name="L22">
    </style:style>
    <style:style style:name="P41" style:family="paragraph" style:parent-style-name="Text_20_body" style:list-style-name="L23">
    </style:style>
    <style:style style:name="P42" style:family="paragraph" style:parent-style-name="Text_20_body" style:list-style-name="L24">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P46">
      <style:paragraph-properties fo:text-align="center" style:justify-single-word="false"/>
    </style:style>
    <style:style style:name="P50" style:family="paragraph" style:parent-style-name="P47">
      <style:paragraph-properties fo:text-align="center" style:justify-single-word="false"/>
    </style:style>
    <style:style style:name="P51" style:family="paragraph" style:parent-style-name="P48">
      <style:paragraph-properties fo:text-align="center" style:justify-single-word="false"/>
    </style:style>
    <style:style style:name="P52" style:family="paragraph" style:parent-style-name="P46">
      <style:paragraph-properties fo:text-align="center" style:justify-single-word="false"/>
    </style:style>
    <style:style style:name="P53" style:family="paragraph" style:parent-style-name="P47">
      <style:paragraph-properties fo:text-align="center" style:justify-single-word="false"/>
    </style:style>
    <style:style style:name="P54" style:family="paragraph" style:parent-style-name="P48">
      <style:paragraph-properties fo:text-align="center" style:justify-single-word="false"/>
    </style:style>
    <style:style style:name="P55" style:family="paragraph" style:parent-style-name="P46">
      <style:paragraph-properties fo:text-align="center" style:justify-single-word="false"/>
    </style:style>
    <style:style style:name="P56" style:family="paragraph" style:parent-style-name="P47">
      <style:paragraph-properties fo:text-align="center" style:justify-single-word="false"/>
    </style:style>
    <style:style style:name="P57" style:family="paragraph" style:parent-style-name="P48">
      <style:paragraph-properties fo:text-align="center" style:justify-single-word="false"/>
    </style:style>
    <style:style style:name="P58" style:family="paragraph" style:parent-style-name="P46">
      <style:paragraph-properties fo:text-align="center" style:justify-single-word="false"/>
    </style:style>
    <style:style style:name="P59" style:family="paragraph" style:parent-style-name="P47">
      <style:paragraph-properties fo:text-align="center" style:justify-single-word="false"/>
    </style:style>
    <style:style style:name="P60" style:family="paragraph" style:parent-style-name="P48">
      <style:paragraph-properties fo:text-align="center" style:justify-single-word="false"/>
    </style:style>
    <style:style style:name="P61" style:family="paragraph" style:parent-style-name="P46">
      <style:paragraph-properties fo:text-align="center" style:justify-single-word="false"/>
    </style:style>
    <style:style style:name="P62" style:family="paragraph" style:parent-style-name="P47">
      <style:paragraph-properties fo:text-align="center" style:justify-single-word="false"/>
    </style:style>
    <style:style style:name="P63" style:family="paragraph" style:parent-style-name="P48">
      <style:paragraph-properties fo:text-align="center" style:justify-single-word="false"/>
    </style:style>
    <style:style style:name="P64" style:family="paragraph" style:parent-style-name="P46">
      <style:paragraph-properties fo:text-align="center" style:justify-single-word="false"/>
    </style:style>
    <style:style style:name="P65" style:family="paragraph" style:parent-style-name="P47">
      <style:paragraph-properties fo:text-align="center" style:justify-single-word="false"/>
    </style:style>
    <style:style style:name="P66" style:family="paragraph" style:parent-style-name="P48">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P46">
      <style:paragraph-properties fo:text-align="center" style:justify-single-word="false"/>
    </style:style>
    <style:style style:name="P69" style:family="paragraph" style:parent-style-name="P46">
      <style:paragraph-properties fo:text-align="center" style:justify-single-word="false"/>
    </style:style>
    <style:style style:name="P70" style:family="paragraph" style:parent-style-name="P47">
      <style:paragraph-properties fo:text-align="center" style:justify-single-word="false"/>
    </style:style>
    <style:style style:name="P71" style:family="paragraph" style:parent-style-name="P48">
      <style:paragraph-properties fo:text-align="center" style:justify-single-word="false"/>
    </style:style>
    <style:style style:name="P72" style:family="paragraph" style:parent-style-name="P46">
      <style:paragraph-properties fo:text-align="center" style:justify-single-word="false"/>
    </style:style>
    <style:style style:name="P73" style:family="paragraph" style:parent-style-name="P47">
      <style:paragraph-properties fo:text-align="center" style:justify-single-word="false"/>
    </style:style>
    <style:style style:name="P74" style:family="paragraph" style:parent-style-name="P48">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P46">
      <style:paragraph-properties fo:text-align="center" style:justify-single-word="false"/>
    </style:style>
    <style:style style:name="P77" style:family="paragraph" style:parent-style-name="Text_20_body" style:list-style-name="L25">
    </style:style>
    <style:style style:name="P78" style:family="paragraph" style:parent-style-name="Text_20_body" style:list-style-name="L26">
    </style:style>
    <style:style style:name="P79" style:family="paragraph" style:parent-style-name="Text_20_body" style:list-style-name="L27">
    </style:style>
    <style:style style:name="P80" style:family="paragraph" style:parent-style-name="Text_20_body" style:list-style-name="L28">
    </style:style>
    <style:style style:name="P81" style:family="paragraph" style:parent-style-name="Text_20_body" style:list-style-name="L29">
    </style:style>
    <style:style style:name="P82" style:family="paragraph" style:parent-style-name="Text_20_body" style:list-style-name="L30">
    </style:style>
    <style:style style:name="P83" style:family="paragraph" style:parent-style-name="Text_20_body" style:list-style-name="L31">
    </style:style>
    <style:style style:name="P84" style:family="paragraph" style:parent-style-name="Text_20_body" style:list-style-name="L32">
    </style:style>
    <style:style style:name="P85" style:family="paragraph" style:parent-style-name="Text_20_body" style:list-style-name="L33">
    </style:style>
    <style:style style:name="P86" style:family="paragraph" style:parent-style-name="Text_20_body" style:list-style-name="L34">
    </style:style>
    <style:style style:name="P87" style:family="paragraph" style:parent-style-name="Text_20_body" style:list-style-name="L35">
    </style:style>
    <style:style style:name="P88" style:family="paragraph" style:parent-style-name="Text_20_body" style:list-style-name="L36">
    </style:style>
    <style:style style:name="P89" style:family="paragraph" style:parent-style-name="Table_20_Heading">
      <style:paragraph-properties fo:text-align="center" style:justify-single-word="false"/>
    </style:style>
    <style:style style:name="P90" style:family="paragraph" style:parent-style-name="Table_20_Heading">
      <style:paragraph-properties fo:text-align="center" style:justify-single-word="false"/>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ext_20_body" style:list-style-name="L37">
    </style:style>
    <style:style style:name="P102" style:family="paragraph" style:parent-style-name="Text_20_body" style:list-style-name="L38">
    </style:style>
    <style:style style:name="P103" style:family="paragraph" style:parent-style-name="Text_20_body" style:list-style-name="L39">
    </style:style>
    <style:style style:name="P104" style:family="paragraph" style:parent-style-name="Text_20_body" style:list-style-name="L40">
    </style:style>
    <style:style style:name="P105" style:family="paragraph" style:parent-style-name="Text_20_body" style:list-style-name="L41">
    </style:style>
    <style:style style:name="P106" style:family="paragraph" style:parent-style-name="Text_20_body" style:list-style-name="L42">
    </style:style>
    <style:style style:name="P107" style:family="paragraph" style:parent-style-name="Text_20_body" style:list-style-name="L43">
    </style:style>
    <style:style style:name="P108" style:family="paragraph" style:parent-style-name="Text_20_body" style:list-style-name="L44">
    </style:style>
    <style:style style:name="P109" style:family="paragraph" style:parent-style-name="Text_20_body" style:list-style-name="L45">
    </style:style>
    <style:style style:name="P110" style:family="paragraph" style:parent-style-name="Text_20_body" style:list-style-name="L46">
    </style:style>
    <style:style style:name="P111" style:family="paragraph" style:parent-style-name="Text_20_body" style:list-style-name="L47">
    </style:style>
    <style:style style:name="P112" style:family="paragraph" style:parent-style-name="Text_20_body" style:list-style-name="L48">
    </style:style>
    <style:style style:name="P113" style:family="paragraph" style:parent-style-name="Text_20_body" style:list-style-name="L49">
    </style:style>
    <style:style style:name="P114" style:family="paragraph" style:parent-style-name="Text_20_body" style:list-style-name="L50">
    </style:style>
    <style:style style:name="P115" style:family="paragraph" style:parent-style-name="Text_20_body" style:list-style-name="L51">
    </style:style>
    <style:style style:name="P116" style:family="paragraph" style:parent-style-name="Text_20_body" style:list-style-name="L52">
    </style:style>
    <style:style style:name="P117" style:family="paragraph" style:parent-style-name="Text_20_body" style:list-style-name="L53">
    </style:style>
    <style:style style:name="P118" style:family="paragraph" style:parent-style-name="Text_20_body" style:list-style-name="L54">
    </style:style>
    <style:style style:name="P119" style:family="paragraph" style:parent-style-name="Text_20_body" style:list-style-name="L55">
    </style:style>
    <style:style style:name="P120" style:family="paragraph" style:parent-style-name="Text_20_body" style:list-style-name="L56">
    </style:style>
    <style:style style:name="P121" style:family="paragraph" style:parent-style-name="Text_20_body" style:list-style-name="L57">
    </style:style>
    <style:style style:name="P122" style:family="paragraph" style:parent-style-name="Text_20_body" style:list-style-name="L58">
    </style:style>
    <style:style style:name="P123" style:family="paragraph" style:parent-style-name="Text_20_body" style:list-style-name="L59">
    </style:style>
    <style:style style:name="P124" style:family="paragraph" style:parent-style-name="Text_20_body" style:list-style-name="L60">
    </style:style>
    <style:style style:name="P125" style:family="paragraph" style:parent-style-name="Text_20_body" style:list-style-name="L61">
    </style:style>
    <style:style style:name="P126" style:family="paragraph" style:parent-style-name="Text_20_body" style:list-style-name="L62">
    </style:style>
    <style:style style:name="P127" style:family="paragraph" style:parent-style-name="Text_20_body" style:list-style-name="L63">
    </style:style>
    <style:style style:name="P128" style:family="paragraph" style:parent-style-name="Text_20_body" style:list-style-name="L64">
    </style:style>
    <style:style style:name="P129" style:family="paragraph" style:parent-style-name="Text_20_body" style:list-style-name="L65">
    </style:style>
    <style:style style:name="P130" style:family="paragraph" style:parent-style-name="Text_20_body" style:list-style-name="L66">
    </style:style>
    <style:style style:name="P131" style:family="paragraph" style:parent-style-name="Text_20_body" style:list-style-name="L67">
    </style:style>
    <style:style style:name="P132" style:family="paragraph" style:parent-style-name="Text_20_body" style:list-style-name="L68">
    </style:style>
    <style:style style:name="P133" style:family="paragraph" style:parent-style-name="Text_20_body" style:list-style-name="L69">
    </style:style>
    <style:style style:name="P134" style:family="paragraph" style:parent-style-name="Text_20_body" style:list-style-name="L70">
    </style:style>
    <style:style style:name="P135" style:family="paragraph" style:parent-style-name="Text_20_body" style:list-style-name="L71">
    </style:style>
    <style:style style:name="P136" style:family="paragraph" style:parent-style-name="Text_20_body" style:list-style-name="L72">
    </style:style>
    <style:style style:name="P137" style:family="paragraph" style:parent-style-name="Text_20_body" style:list-style-name="L73">
    </style:style>
    <style:style style:name="P138" style:family="paragraph" style:parent-style-name="Text_20_body" style:list-style-name="L74">
    </style:style>
    <style:style style:name="P139" style:family="paragraph" style:parent-style-name="Text_20_body" style:list-style-name="L75">
    </style:style>
    <style:style style:name="P140" style:family="paragraph" style:parent-style-name="Text_20_body" style:list-style-name="L76">
    </style:style>
    <style:style style:name="P141" style:family="paragraph" style:parent-style-name="Text_20_body" style:list-style-name="L77">
    </style:style>
    <style:style style:name="P142" style:family="paragraph" style:parent-style-name="Text_20_body" style:list-style-name="L78">
    </style:style>
    <style:style style:name="P143" style:family="paragraph" style:parent-style-name="Text_20_body" style:list-style-name="L79">
    </style:style>
    <style:style style:name="P144" style:family="paragraph" style:parent-style-name="Text_20_body" style:list-style-name="L80">
    </style:style>
    <style:style style:name="P145" style:family="paragraph" style:parent-style-name="Text_20_body" style:list-style-name="L81">
    </style:style>
    <style:style style:name="P146" style:family="paragraph" style:parent-style-name="Text_20_body" style:list-style-name="L82">
    </style:style>
    <style:style style:name="P147" style:family="paragraph" style:parent-style-name="Text_20_body" style:list-style-name="L83">
    </style:style>
    <style:style style:name="P148" style:family="paragraph" style:parent-style-name="Text_20_body" style:list-style-name="L84">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4" style:family="table">
      <style:table-properties table:align="center"/>
    </style:style>
    <style:style style:name="Table4.A"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office:automatic-styles>
  <office:body>
    <office:text>
      <text:p text:style-name="Text_20_body"> </text:p>
      <text:h text:style-name="Heading_20_1" text:outline-level="1"><text:bookmark-start text:name="sec:registro"/>Registros de cambios<text:bookmark-end text:name="sec:registro"/></text:h>
      <text:p text:style-name="First_20_paragraph"><text:bookmark text:name="tab:registro"/></text:p>
      <text:section text:name="tab:registro">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1">Revisión</text:p>
              </table:table-cell>
              <table:table-cell table:style-name="TableHeaderRowCell" office:value-type="string">
                <text:p text:style-name="P5">Detalles de los cambios realizados</text:p>
              </table:table-cell>
              <table:table-cell table:style-name="TableHeaderRowCell" office:value-type="string">
                <text:p text:style-name="P2">Fecha</text:p>
              </table:table-cell>
            </table:table-row>
          </table:table-header-rows>
          <table:table-row>
            <table:table-cell table:style-name="TableRowCell" office:value-type="string">
              <text:p text:style-name="P3">0</text:p>
            </table:table-cell>
            <table:table-cell table:style-name="TableRowCell" office:value-type="string">
              <text:p text:style-name="Table_20_Contents">Creación del documento</text:p>
            </table:table-cell>
            <table:table-cell table:style-name="TableRowCell" office:value-type="string">
    </table:table-cell>
          </table:table-row>
          <table:table-row>
            <table:table-cell table:style-name="TableRowCell" office:value-type="string">
              <text:p text:style-name="P3">1</text:p>
            </table:table-cell>
            <table:table-cell table:style-name="TableRowCell" office:value-type="string">
              <text:p text:style-name="Table_20_Contents">Se completa hasta el punto 5 inclusive</text:p>
            </table:table-cell>
            <table:table-cell table:style-name="TableRowCell" office:value-type="string">
              <text:p text:style-name="P4">29 de octubre de 2024</text:p>
            </table:table-cell>
          </table:table-row>
          <table:table-row>
            <table:table-cell table:style-name="TableRowCell" office:value-type="string">
              <text:p text:style-name="P3">2</text:p>
            </table:table-cell>
            <table:table-cell table:style-name="TableRowCell" office:value-type="string">
              <text:p text:style-name="Table_20_Contents">Se corrige secciones 1, 2, 3, 4 y 5. Se completa hasta el punto 9 inclusive.</text:p>
            </table:table-cell>
            <table:table-cell table:style-name="TableRowCell" office:value-type="string">
              <text:p text:style-name="P4">05 de noviembre de 2024</text:p>
            </table:table-cell>
          </table:table-row>
          <table:table-row>
            <table:table-cell table:style-name="TableRowCell" office:value-type="string">
              <text:p text:style-name="P3">3</text:p>
            </table:table-cell>
            <table:table-cell table:style-name="TableRowCell" office:value-type="string">
              <text:p text:style-name="Table_20_Contents">Se corrige secciones 1, 2, 6 y 9. Se completa hasta el punto 12 inclusive.</text:p>
            </table:table-cell>
            <table:table-cell table:style-name="TableRowCell" office:value-type="string">
              <text:p text:style-name="P4">12 de noviembre de 2024</text:p>
            </table:table-cell>
          </table:table-row>
          <table:table-row>
            <table:table-cell table:style-name="TableRowCell" office:value-type="string">
              <text:p text:style-name="P3">4</text:p>
            </table:table-cell>
            <table:table-cell table:style-name="TableRowCell" office:value-type="string">
              <text:p text:style-name="Table_20_Contents">Se corrige secciones 1, 9 y 12. Se completa el plan.</text:p>
            </table:table-cell>
            <table:table-cell table:style-name="TableRowCell" office:value-type="string">
              <text:p text:style-name="P4">19 de noviembre de 2024</text:p>
            </table:table-cell>
          </table:table-row>
          <table:table-row>
            <table:table-cell table:style-name="TableRowCell" office:value-type="string">
              <text:p text:style-name="P3">4.1</text:p>
            </table:table-cell>
            <table:table-cell table:style-name="TableRowCell" office:value-type="string">
              <text:p text:style-name="Table_20_Contents">Se corrige secciones 13 y 14.</text:p>
            </table:table-cell>
            <table:table-cell table:style-name="TableRowCell" office:value-type="string">
              <text:p text:style-name="P4">26 de noviembre de 2024</text:p>
            </table:table-cell>
          </table:table-row>
        </table:table>
      </text:section>
      <text:h text:style-name="Heading_20_1" text:outline-level="1"><text:bookmark-start text:name="sec:acta"/>Acta de constitución del proyecto<text:bookmark-end text:name="sec:acta"/></text:h>
      <text:p text:style-name="First_20_paragraph">Buenos Aires,</text:p>
      <text:p text:style-name="Text_20_body">Por medio de la presente se acuerda con el que su Trabajo Final de la se titulará “” y consistirá en la presentación de una prueba de concepto de un sistema de monitoreo de la plaga <text:span text:style-name="T1">Rhynchophorus ferrugineus</text:span> en palmeras de Montevideo. El trabajo tendrá un presupuesto preliminar estimado de 600 horas y un costo estimado de USD 30156, con fecha de inicio el y fecha de presentación pública en .</text:p>
      <text:p text:style-name="Text_20_body">Se adjunta a esta acta la planificación inicial.</text:p>
      <table:table table:name="Table2" table:style-name="Table2">
        <table:table-column table:style-name="Table2.A"/>
        <table:table-column table:style-name="Table2.B"/>
        <table:table-column table:style-name="Table2.C"/>
        <table:table-row>
          <table:table-cell table:style-name="TableRowCell" office:value-type="string">
            <table:table table:name="Table3" table:style-name="Table3">
              <table:table-column table:style-name="Table3.A"/>
              <table:table-row>
                <table:table-cell table:style-name="TableRowCell" office:value-type="string">
                  <text:p text:style-name="P13">Dr. Ing. Ariel Lutenberg</text:p>
                </table:table-cell>
              </table:table-row>
              <table:table-row>
                <table:table-cell table:style-name="TableRowCell" office:value-type="string">
                  <text:p text:style-name="P13">Director posgrado FIUBA</text:p>
                </table:table-cell>
              </table:table-row>
            </table:table>
          </table:table-cell>
          <table:table-cell table:style-name="TableRowCell" office:value-type="string">
    </table:table-cell>
          <table:table-cell table:style-name="TableRowCell" office:value-type="string">
            <table:table table:name="Table4" table:style-name="Table4">
              <table:table-column table:style-name="Table4.A"/>
              <table:table-row>
                <table:table-cell table:style-name="TableRowCell" office:value-type="string">
          </table:table-cell>
              </table:table-row>
              <table:table-row>
                <table:table-cell table:style-name="TableRowCell" office:value-type="string">
          </table:table-cell>
              </table:table-row>
            </table:table>
          </table:table-cell>
        </table:table-row>
        <table:table-row>
          <table:table-cell table:style-name="TableRowCell" office:value-type="string" table:number-columns-spanned="3">
            <table:table table:name="Table5" table:style-name="Table5">
              <table:table-column table:style-name="Table5.A"/>
              <table:table-row>
                <table:table-cell table:style-name="TableRowCell" office:value-type="string">
          </table:table-cell>
              </table:table-row>
              <table:table-row>
                <table:table-cell table:style-name="TableRowCell" office:value-type="string">
                  <text:p text:style-name="P18">Director del Trabajo Final</text:p>
                </table:table-cell>
              </table:table-row>
            </table:table>
          </table:table-cell>
        </table:table-row>
      </table:table>
      <text:h text:style-name="Heading_20_1" text:outline-level="1"><text:bookmark-start text:name="sec:descripcion"/>1. Descripción técnica-conceptual del proyecto a realizar<text:bookmark-end text:name="sec:descripcion"/></text:h>
      <text:p text:style-name="First_20_paragraph">En Montevideo, hay alrededor de 25.000 palmeras, que forman una parte esencial del paisaje urbano y contribuyen al equilibrio del ecosistema local. Desde 2010, la plaga del <text:span text:style-name="T1">Rhynchophorus ferrugineus</text:span>, conocido comúnmente como “picudo rojo” (ver figura <text:a xlink:type="simple" xlink:href="#fig:picudo-rojo" office:name=""><text:span text:style-name="Definition">1</text:span></text:a>), ha estado propagándose por América, llegando a Uruguay en 2022. Esta plaga supone una amenaza grave para las palmeras, ya que las larvas de este escarabajo se alimentan de su tejido interno, causando el colapso estructural de los árboles en un período de entre 8 y 10 meses.</text:p>
      <text:p text:style-name="Text_20_body">La infestación del picudo rojo no solo tiene consecuencias ecológicas, sino también económicas. La caída de palmeras infectadas puede provocar daños a personas y propiedades, especialmente durante los fuertes vientos que afectan a Montevideo. Además, la eliminación de estos árboles infestados implica un costo aproximado de 1.000 dólares estadounidenses por unidad.</text:p>
      <text:p text:style-name="FigureWithCaption"><draw:frame draw:name="img1" svg:width="189.47368421052633pt" svg:height="250.86315789473684pt"><draw:image xlink:href="Pictures/0.png" xlink:type="simple" xlink:show="embed" xlink:actuate="onLoad"/></draw:frame></text:p>
      <text:p text:style-name="FigureCaption">Rhynchophorus ferrugineus.</text:p>
      <text:p text:style-name="Text_20_body">Actualmente, el método principal método de detección que utiliza la Intendencia de Montevideo (IM), consiste en la inspección visual presencial en lugares donde se sospecha la presencia de la plaga o se ha reportado por parte de particulares. La IM también tiene otros métodos de detección, como lo son trampas colocadas en puntos claves de la ciudad que permiten observar el desplazamiento de la plaga.</text:p>
      <text:p text:style-name="Text_20_body">El servicio de Áreas Verdes es el principal encargado del tratamiento de la plaga del picudo rojo y gestiona sectores clave, como el de arbolado, que representa una de las primeras líneas de defensa. Este servicio proporciona diversos datos y colabora estrechamente con otras áreas importantes para la gestión de la plaga, como los servicios de Geomática e Informática. Entre los datos disponibles, se incluye la ubicación de todas las palmeras en el sistema de información geográfica de la IM. Además, el servicio de Geomática cuenta con drones que permiten obtener imágenes de ortomosaicos bajo demanda (ver figura <text:a xlink:type="simple" xlink:href="#fig:imagen-dron-y-avion" office:name=""><text:span text:style-name="Definition">2</text:span></text:a>), las cuales pueden ser solicitadas por el servicio de Áreas Verdes. Estos ortomosaicos alcanzan una resolución espacial de 3 cm por píxel en el rango espectral RGB. Adicionalmente, se realizan vuelos que cubren toda la ciudad de Montevideo, lo cual permite la generación de ortomosaicos de alta resolución en dicho rango espectral.</text:p>
      <text:p text:style-name="FigureWithCaption"><draw:frame draw:name="img2" svg:width="720.0pt" svg:height="278.14736842105265pt"><draw:image xlink:href="Pictures/1.png" xlink:type="simple" xlink:show="embed" xlink:actuate="onLoad"/></draw:frame></text:p>
      <text:p text:style-name="FigureCaption">Fotografías ortorectificadas de un vuelo de avión y dron, respectivamente.</text:p>
      <text:p text:style-name="Text_20_body">Se ha demostrado la viabilidad de detectar la plaga utilizando imágenes capturadas con Google Street View (a nivel de suelo) . Además, existen datos que avalan la identificación de palmeras en imágenes obtenidas mediante drones, con resoluciones similares a las del servicio de Geomática de la IM. Sin embargo, la detección directa de la plaga en imágenes aéreas en el rango visible sigue siendo un desafío, aunque algunos estudios han explorado el uso del índice de vegetación e imágenes en la banda infrarroja para este fin .</text:p>
      <text:p text:style-name="Text_20_body">Este proyecto propone un enfoque integral que conecta la información geoespacial gestionada por el servicio de Informática con los recursos de imágenes aéreas del servicio de Geomática. El objetivo es desarrollar una plataforma informática que mejore la eficiencia en el tratamiento de la plaga, especialmente en el proceso de inspección manual, mediante el uso de modelos de vanguardia en visión por computadora y aprendizaje profundo.</text:p>
      <text:p text:style-name="Text_20_body">Como proyecto en general, se propone una plataforma como el de la siguiente figura <text:a xlink:type="simple" xlink:href="#fig:diagrama-inicial-solucion" office:name=""><text:span text:style-name="Definition">3</text:span></text:a>.</text:p>
      <text:p text:style-name="FigureWithCaption"><draw:frame draw:name="img3" svg:width="793.0pt" svg:height="451.0pt"><draw:image xlink:href="Pictures/2.jpg" xlink:type="simple" xlink:show="embed" xlink:actuate="onLoad"/></draw:frame></text:p>
      <text:p text:style-name="FigureCaption">Diagrama de la solución.</text:p>
      <text:p text:style-name="Text_20_body">La implementación de esta plataforma ofrece beneficios tanto económicos como ambientales para la IM. La detección temprana y tardía de la plaga puede reducir los costos de inspección presencial y optimizar el uso de drones, aprovechando su capacidad para cubrir grandes áreas. En particular, esta plataforma permitirá a la IM optimizar sus recursos en el manejo del picudo rojo, lo que reducirá los costos asociados a la remoción de palmeras, enfocará las inspecciones presenciales solo en casos excepcionales y permitirá la realización de vuelos programados de drones para maximizar su autonomía. Asimismo, validará un prototipo que puede extenderse a otros proyectos, que pueden contribuir a la preservación del entorno ecológico de la ciudad y a la seguridad de sus habitantes. Finalmente, se brinda la posibilidad de incorporar un módulo para la detección automática de palmeras en los vuelos aéreos.</text:p>
      <text:h text:style-name="Heading_20_1" text:outline-level="1"><text:bookmark-start text:name="sec:interesados"/>2. Identificación y análisis de los interesados<text:bookmark-end text:name="sec:interesado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Rol</text:p>
            </table:table-cell>
            <table:table-cell table:style-name="TableHeaderRowCell" office:value-type="string">
              <text:p text:style-name="Table_20_Heading">Nombre y Apellido</text:p>
            </table:table-cell>
            <table:table-cell table:style-name="TableHeaderRowCell" office:value-type="string">
              <text:p text:style-name="Table_20_Heading">Organización</text:p>
            </table:table-cell>
            <table:table-cell table:style-name="TableHeaderRowCell" office:value-type="string">
              <text:p text:style-name="Table_20_Heading">Puesto</text:p>
            </table:table-cell>
          </table:table-row>
        </table:table-header-rows>
        <table:table-row>
          <table:table-cell table:style-name="TableRowCell" office:value-type="string">
            <text:p text:style-name="Table_20_Contents">Cliente</text:p>
          </table:table-cell>
          <table:table-cell table:style-name="TableRowCell" office:value-type="string">
    </table:table-cell>
          <table:table-cell table:style-name="TableRowCell" office:value-type="string">
    </table:table-cell>
          <table:table-cell table:style-name="TableRowCell" office:value-type="string">
            <text:p text:style-name="Table_20_Contents">Director sector arbolado</text:p>
          </table:table-cell>
        </table:table-row>
        <table:table-row>
          <table:table-cell table:style-name="TableRowCell" office:value-type="string">
            <text:p text:style-name="Table_20_Contents">Impulsor</text:p>
          </table:table-cell>
          <table:table-cell table:style-name="TableRowCell" office:value-type="string">
            <text:p text:style-name="Table_20_Contents">Msc. Ing. Juan Prada</text:p>
          </table:table-cell>
          <table:table-cell table:style-name="TableRowCell" office:value-type="string">
    </table:table-cell>
          <table:table-cell table:style-name="TableRowCell" office:value-type="string">
            <text:p text:style-name="Table_20_Contents">Gerente ciudades inteligentes</text:p>
          </table:table-cell>
        </table:table-row>
        <table:table-row>
          <table:table-cell table:style-name="TableRowCell" office:value-type="string">
            <text:p text:style-name="Table_20_Contents">Responsable</text:p>
          </table:table-cell>
          <table:table-cell table:style-name="TableRowCell" office:value-type="string">
    </table:table-cell>
          <table:table-cell table:style-name="TableRowCell" office:value-type="string">
    </table:table-cell>
          <table:table-cell table:style-name="TableRowCell" office:value-type="string">
            <text:p text:style-name="Table_20_Contents">Alumno</text:p>
          </table:table-cell>
        </table:table-row>
        <table:table-row>
          <table:table-cell table:style-name="TableRowCell" office:value-type="string">
            <text:p text:style-name="Table_20_Contents">Orientador</text:p>
          </table:table-cell>
          <table:table-cell table:style-name="TableRowCell" office:value-type="string">
    </table:table-cell>
          <table:table-cell table:style-name="TableRowCell" office:value-type="string">
    </table:table-cell>
          <table:table-cell table:style-name="TableRowCell" office:value-type="string">
            <text:p text:style-name="Table_20_Contents">Director del trabajo final</text:p>
          </table:table-cell>
        </table:table-row>
        <table:table-row>
          <table:table-cell table:style-name="TableRowCell" office:value-type="string">
            <text:p text:style-name="Table_20_Contents">Usuario final</text:p>
          </table:table-cell>
          <table:table-cell table:style-name="TableRowCell" office:value-type="string">
            <text:p text:style-name="Table_20_Contents">Usuarios de áreas verdes</text:p>
          </table:table-cell>
          <table:table-cell table:style-name="TableRowCell" office:value-type="string">
    </table:table-cell>
          <table:table-cell table:style-name="TableRowCell" office:value-type="string">
            <text:p text:style-name="Table_20_Contents">Administrativo</text:p>
          </table:table-cell>
        </table:table-row>
      </table:table>
      <text:p text:style-name="First_20_paragraph">Descripción de los interesados:</text:p>
      <text:list text:style-name="L1">
        <text:list-item>
          <text:p text:style-name="P19">Cliente: es experto en la problemática del picudo rojo y posee habilidades en gestión e implementación de soluciones diversas. Es uno de los principales promotores del proyecto y tiene un alto interés en su éxito.</text:p>
        </text:list-item>
        <text:list-item>
          <text:p text:style-name="P19">Impulsor: el Gerente de Ciudades Inteligentes cuenta con conocimientos sólidos tanto en inteligencia artificial como en gestión de proyectos. Es un impulsor clave de estas iniciativas, que se alinean con la visión estratégica de la organización.</text:p>
        </text:list-item>
        <text:list-item>
          <text:p text:style-name="P19">Orientador: el tiene un conocimiento profundo en visión por computadora, particularmente en el contexto de esta problemática. Además, es profesor de en la asignatura de Visión por Computadora II, lo que le permite brindar apoyo técnico y conceptual al proyecto.</text:p>
        </text:list-item>
        <text:list-item>
          <text:p text:style-name="P19">Usuario final: los usuarios finales son técnicos de áreas verdes capacitados para identificar visualmente la plaga en las palmeras. Realizan el análisis de datos, gestionan la georreferenciación de las palmeras y, cuando es necesario, llevan a cabo inspecciones de campo.</text:p>
        </text:list-item>
      </text:list>
      <text:h text:style-name="Heading_20_1" text:outline-level="1"><text:bookmark-start text:name="sec:proposito"/>3. Propósito del proyecto<text:bookmark-end text:name="sec:proposito"/></text:h>
      <text:p text:style-name="First_20_paragraph">Proveer una prueba de concepto (POC) del componente de inteligencia artificial de una plataforma informática, alineada con la visión de la IM (<text:span text:style-name="T1">Montevideo más verde</text:span>), que permita mejorar la eficiencia en la detección del <text:span text:style-name="T1">Rhynchophorus ferrugineus</text:span>, utilizando técnicas avanzadas de visión por computadora y aprendizaje profundo.</text:p>
      <text:h text:style-name="Heading_20_1" text:outline-level="1"><text:bookmark-start text:name="sec:alcance"/>4. Alcance del proyecto<text:bookmark-end text:name="sec:alcance"/></text:h>
      <text:p text:style-name="First_20_paragraph">El alcance de la etapa inicial del proyecto incluye:</text:p>
      <text:list text:style-name="L2">
        <text:list-item>
          <text:p text:style-name="P20">Investigar la viabilidad de la detección del <text:span text:style-name="T1">Rhynchophorus ferrugineus</text:span> mediante técnicas de visión por computadora en dominios multiespectrales.</text:p>
        </text:list-item>
        <text:list-item>
          <text:p text:style-name="P20">Desarrollar un modelo de visión por computadora que permita detectar el <text:span text:style-name="T1">Rhynchophorus ferrugineus</text:span> en palmeras de Montevideo.</text:p>
        </text:list-item>
        <text:list-item>
          <text:p text:style-name="P20">Gestionar el proceso de etiquetado de datos.</text:p>
        </text:list-item>
        <text:list-item>
          <text:p text:style-name="P20">Escribir una memoria con los resultados del proyecto.</text:p>
        </text:list-item>
      </text:list>
      <text:p text:style-name="First_20_paragraph">En esta etapa, el proyecto no incluye:</text:p>
      <text:list text:style-name="L3">
        <text:list-item>
          <text:p text:style-name="P21">La detección de la plaga y palmeras mediante imágenes de vuelos por aviones.</text:p>
        </text:list-item>
        <text:list-item>
          <text:p text:style-name="P21">Identificación del grado de infección de las palmeras, sino su clasificación binaria en infectadas y no infectadas.</text:p>
        </text:list-item>
        <text:list-item>
          <text:p text:style-name="P21">Otros componentes de la arquitectura presentada que no sea el modelo de visión por computadora.</text:p>
        </text:list-item>
        <text:list-item>
          <text:p text:style-name="P21">Las posibles extensiones de la plataforma.</text:p>
        </text:list-item>
        <text:list-item>
          <text:p text:style-name="P21">La gestión del ciclo de vida del modelo de detección.</text:p>
        </text:list-item>
        <text:list-item>
          <text:p text:style-name="P21">La evolución del sistema.</text:p>
        </text:list-item>
      </text:list>
      <text:h text:style-name="Heading_20_1" text:outline-level="1"><text:bookmark-start text:name="sec:supuestos"/>5. Supuestos del proyecto<text:bookmark-end text:name="sec:supuestos"/></text:h>
      <text:p text:style-name="First_20_paragraph">Para el desarrollo del presente proyecto se supone que:</text:p>
      <text:list text:style-name="L4">
        <text:list-item>
          <text:p text:style-name="P22">Se cuenta con disponibilidad horaria de al menos 20 horas semanales para realizar el proyecto.</text:p>
        </text:list-item>
        <text:list-item>
          <text:p text:style-name="P22">Se cuenta con imágenes de drones con resoluciones espaciales de al menos 3 cm/pixel.</text:p>
        </text:list-item>
        <text:list-item>
          <text:p text:style-name="P22">Se cuenta con voluntad del cliente para realizar el etiquetado de las imágenes.</text:p>
        </text:list-item>
        <text:list-item>
          <text:p text:style-name="P22">Se cuenta con la infraestructura necesaria para el despliegue de los componentes de software.</text:p>
        </text:list-item>
        <text:list-item>
          <text:p text:style-name="P22">Se cuenta con el apoyo de la IM para la ejecución del proyecto.</text:p>
        </text:list-item>
        <text:list-item>
          <text:p text:style-name="P22">Se cuenta con que se pueda detectar la plaga mediante imágenes RGB o infrarrojas (o combinación de ambas) obtenidas desde drones.</text:p>
        </text:list-item>
        <text:list-item>
          <text:p text:style-name="P22">Se cuenta con imágenes georreferenciadas.</text:p>
        </text:list-item>
        <text:list-item>
          <text:p text:style-name="P22">Se cuenta con mosaicos ortorectificados.</text:p>
        </text:list-item>
      </text:list>
      <text:h text:style-name="Heading_20_1" text:outline-level="1"><text:bookmark-start text:name="sec:requerimientos"/>6. Requerimientos<text:bookmark-end text:name="sec:requerimientos"/></text:h>
      <text:p text:style-name="First_20_paragraph">Para una mejor organización los requisitos se expresan utilizando una metodología de rotulado contextual, donde cada uno se identifica según su nivel de afinidad y jerárquico.</text:p>
      <text:p text:style-name="Text_20_body">La notación se realiza en lenguaje natural, siguiendo un formato estandarizado, donde se especifica el actor y luego la funcionalidad.</text:p>
      <text:p text:style-name="Text_20_body">La organización jerárquica se toma del template de referencia de especificación de requisitos de software de la IEEE .</text:p>
      <text:p text:style-name="Text_20_body">Finalmente, se priorizan utilizando el método <text:span text:style-name="T1">MoSCoW</text:span> .</text:p>
      <text:list text:style-name="L5">
        <text:list-item>
          <text:p text:style-name="P23">Requisitos de interfaces internas:</text:p>
          <text:list>
            <text:list-item>
              <text:p text:style-name="P23">Modelo de visión por computadora</text:p>
            </text:list-item>
            <text:list-item>
              <text:p text:style-name="P23">Visualizador de detecciones</text:p>
            </text:list-item>
          </text:list>
        </text:list-item>
        <text:list-item>
          <text:p text:style-name="P23">Requisitos de interfaces externas:</text:p>
          <text:list>
            <text:list-item>
              <text:p text:style-name="P23">Gestor de datos</text:p>
            </text:list-item>
            <text:list-item>
              <text:p text:style-name="P23">Visualizador de detecciones</text:p>
            </text:list-item>
          </text:list>
        </text:list-item>
        <text:list-item>
          <text:p text:style-name="P23">Requisitos funcionales:</text:p>
          <text:list>
            <text:list-item>
              <text:p text:style-name="P23">Modelo de visión por computadora</text:p>
            </text:list-item>
            <text:list-item>
              <text:p text:style-name="P23">Visualizador de detecciones</text:p>
            </text:list-item>
            <text:list-item>
              <text:p text:style-name="P23">Gestor de datos</text:p>
            </text:list-item>
          </text:list>
        </text:list-item>
        <text:list-item>
          <text:p text:style-name="P23">Requisitos del proceso:</text:p>
          <text:list>
            <text:list-item>
              <text:p text:style-name="P23">Modelo de visión por computadora</text:p>
            </text:list-item>
            <text:list-item>
              <text:p text:style-name="P23">Gestor de datos</text:p>
            </text:list-item>
          </text:list>
        </text:list-item>
        <text:list-item>
          <text:p text:style-name="P23">Requisitos de datos:</text:p>
          <text:list>
            <text:list-item>
              <text:p text:style-name="P23">Gestor de datos</text:p>
            </text:list-item>
          </text:list>
        </text:list-item>
        <text:list-item>
          <text:p text:style-name="P23">Requisitos de documentación:</text:p>
          <text:list>
            <text:list-item>
              <text:p text:style-name="P23">Informe final</text:p>
            </text:list-item>
          </text:list>
        </text:list-item>
        <text:list-item>
          <text:p text:style-name="P23">Requisitos de rendimiento:</text:p>
          <text:list>
            <text:list-item>
              <text:p text:style-name="P23">Modelo de visión por computadora</text:p>
            </text:list-item>
          </text:list>
        </text:list-item>
        <text:list-item>
          <text:p text:style-name="P23">Requisitos de interfaces gráficas:</text:p>
          <text:list>
            <text:list-item>
              <text:p text:style-name="P23">Visualizador de detecciones</text:p>
            </text:list-item>
          </text:list>
        </text:list-item>
        <text:list-item>
          <text:p text:style-name="P23">Requisitos de seguridad (<text:span text:style-name="T1">security</text:span>):</text:p>
          <text:list>
            <text:list-item>
              <text:p text:style-name="P23">Gestor de datos</text:p>
            </text:list-item>
            <text:list-item>
              <text:p text:style-name="P23">Visualizador de detecciones</text:p>
            </text:list-item>
          </text:list>
        </text:list-item>
        <text:list-item>
          <text:p text:style-name="P23">Requisitos de diseño:</text:p>
          <text:list>
            <text:list-item>
              <text:p text:style-name="P23">Lenguaje</text:p>
            </text:list-item>
          </text:list>
        </text:list-item>
      </text:list>
      <text:h text:style-name="Heading_20_1" text:outline-level="1"><text:bookmark-start text:name="sec:backlog"/>7. Historias de usuarios (<text:span text:style-name="T1">Product backlog</text:span>)<text:bookmark-end text:name="sec:backlog"/></text:h>
      <text:p text:style-name="First_20_paragraph">Las historias de usuario contienen sus criterios de aceptación, y se ponderan según la complejidad, dificultad e incertidumbre. El resultado final de puntos de historia, es el número de <text:span text:style-name="T1">Fibonacci</text:span> superior más cercano.</text:p>
      <text:p text:style-name="Text_20_body">Los actores involucrados so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Actor</text:p>
            </table:table-cell>
            <table:table-cell table:style-name="TableHeaderRowCell" office:value-type="string">
              <text:p text:style-name="Table_20_Heading">Descripció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Usuario técnico de la IM</text:p>
          </table:table-cell>
          <table:table-cell table:style-name="TableRowCell" office:value-type="string">
            <text:p text:style-name="Table_20_Contents">El usuario técnico de la IM es el responsable de realizar la implementación técnica del proyecto, lo que incluye todo lo relacionado con el ciclo de vida del softwar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Usuario del servicio de áreas verdes</text:p>
          </table:table-cell>
          <table:table-cell table:style-name="TableRowCell" office:value-type="string">
            <text:p text:style-name="Table_20_Contents">El usuario del servicio de áreas verdes es el encargado de interactuar con el software en modalidad de "usuario final".</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Usuario responsable del proyecto</text:p>
          </table:table-cell>
          <table:table-cell table:style-name="TableRowCell" office:value-type="string">
            <text:p text:style-name="Table_20_Contents">El usuario responsable del proyecto es el encargado en todas las disciplinas transversales del proyecto, como lo es la gestión, entre otros.</text:p>
          </table:table-cell>
          <table:table-cell table:style-name="TableRowCell" office:value-type="string">
    </table:table-cell>
          <table:table-cell table:style-name="TableRowCell" office:value-type="string">
    </table:table-cell>
        </table:table-row>
      </table:table>
      <text:list text:style-name="L6">
        <text:list-item>
          <text:p text:style-name="P24">Como usuario técnico de la IM quiero identificar palmeras en imágenes de drones ortorectificadas para detectar posibles casos de estudio de infestación.</text:p>
          <text:list text:style-name="L7">
            <text:list-item>
              <text:p text:style-name="P25"><text:span text:style-name="T1">Story points</text:span>: 34 (complejidad: 8, dificultad: 8, incertidumbre: 13)</text:p>
            </text:list-item>
            <text:list-item>
              <text:p text:style-name="P25">Criterios de aceptación:</text:p>
              <text:list text:style-name="L8">
                <text:list-item>
                  <text:p text:style-name="P26">El sistema debe procesar imágenes y marcar las palmeras detectadas con sus respectivas coordenadas.</text:p>
                </text:list-item>
                <text:list-item>
                  <text:p text:style-name="P26">La detección debe mantener una precisión mínima del 90%</text:p>
                </text:list-item>
              </text:list>
            </text:list-item>
          </text:list>
        </text:list-item>
        <text:list-item>
          <text:p text:style-name="P24">Como usuario técnico de la IM quiero clasificar las palmeras en imágenes de drones ortorectificadas en infectadas y no infectadas para detectar posibles casos de infestación.</text:p>
          <text:list text:style-name="L9">
            <text:list-item>
              <text:p text:style-name="P27"><text:span text:style-name="T1">Story points</text:span>: 55 (complejidad: 13, dificultad: 13, incertidumbre: 13)</text:p>
            </text:list-item>
            <text:list-item>
              <text:p text:style-name="P27">Criterios de aceptación:</text:p>
              <text:list text:style-name="L10">
                <text:list-item>
                  <text:p text:style-name="P28">El sistema debe procesar imágenes con palmeras detectadas y marcar clasificarlas en infectadas o no infectadas.</text:p>
                </text:list-item>
                <text:list-item>
                  <text:p text:style-name="P28">El sistema debe mantener una precisión mínima del 80% en el modelo de visión por computadora.</text:p>
                </text:list-item>
              </text:list>
            </text:list-item>
          </text:list>
        </text:list-item>
        <text:list-item>
          <text:p text:style-name="P24">Como usuario técnico de la IM quiero acceder e investigar información sobre el estado del arte en detección de plagas en dominios multiespectrales para asegurarme que el modelo de visión utilice los enfoques más efectivos.</text:p>
          <text:list text:style-name="L11">
            <text:list-item>
              <text:p text:style-name="P29"><text:span text:style-name="T1">Story points</text:span>: 55 (complejidad: 21, dificultad: 13, incertidumbre: 8)</text:p>
            </text:list-item>
            <text:list-item>
              <text:p text:style-name="P29">Criterios de aceptación:</text:p>
              <text:list text:style-name="L12">
                <text:list-item>
                  <text:p text:style-name="P30">Se debe documentar una revisión de modelos de visión por computadora avanzados para la detección de plagas en el informe final.</text:p>
                </text:list-item>
                <text:list-item>
                  <text:p text:style-name="P30">La revisión debe incluir métodos actuales para detección en imágenes multiespectrales.</text:p>
                </text:list-item>
                <text:list-item>
                  <text:p text:style-name="P30">La revisión debe incluir casos de estudios de al menos dos modelos.</text:p>
                </text:list-item>
              </text:list>
            </text:list-item>
          </text:list>
        </text:list-item>
        <text:list-item>
          <text:p text:style-name="P24">Como usuario del servicio de áreas verdes quiero, dada una imagen, visualizar las palmeras que están infectadas o no para aplicar posibles tratamientos de la plaga.</text:p>
          <text:list text:style-name="L13">
            <text:list-item>
              <text:p text:style-name="P31"><text:span text:style-name="T1">Story points</text:span>: 21 (complejidad: 8, dificultad: 5, incertidumbre: 8)</text:p>
            </text:list-item>
            <text:list-item>
              <text:p text:style-name="P31">Criterios de aceptación:</text:p>
              <text:list text:style-name="L14">
                <text:list-item>
                  <text:p text:style-name="P32">El sistema debe mostrar, dada una imagen proporcionada, cuales palmeras están infectadas y cuales no.</text:p>
                </text:list-item>
                <text:list-item>
                  <text:p text:style-name="P32">El sistema debe brindar una satisfacción de usabilidad mayor al 80% en el visualizador de detecciones.</text:p>
                </text:list-item>
              </text:list>
            </text:list-item>
          </text:list>
        </text:list-item>
        <text:list-item>
          <text:p text:style-name="P24">Como usuario del servicio de áreas verdes quiero etiquetar las imágenes de los drones para brindarle al modelo de visión por computadora una mejor capacidad de predicción.</text:p>
          <text:list text:style-name="L15">
            <text:list-item>
              <text:p text:style-name="P33"><text:span text:style-name="T1">Story points</text:span>: 21 (complejidad: 8, dificultad: 5, incertidumbre: 8)</text:p>
            </text:list-item>
            <text:list-item>
              <text:p text:style-name="P33">Criterios de aceptación:</text:p>
              <text:list text:style-name="L16">
                <text:list-item>
                  <text:p text:style-name="P34">El sistema debe proporcionar una herramienta que permita la selección y etiquetado de palmeras en imágenes de drones.</text:p>
                </text:list-item>
                <text:list-item>
                  <text:p text:style-name="P34">El sistema debe permitir el almacenamiento tanto de las imágenes sin etiquetar como las etiquetadas en la IMNube.</text:p>
                </text:list-item>
                <text:list-item>
                  <text:p text:style-name="P34">El sistema debe permitir que los usuarios accedan desde la internet al gestor de datos.</text:p>
                </text:list-item>
              </text:list>
            </text:list-item>
          </text:list>
        </text:list-item>
        <text:list-item>
          <text:p text:style-name="P24">Como usuario responsable del proyecto quiero que el sistema cuente con imágenes etiquetadas para asegurarme la robustez del modelo.</text:p>
          <text:list text:style-name="L17">
            <text:list-item>
              <text:p text:style-name="P35"><text:span text:style-name="T1">Story points</text:span>: 89 (complejidad: 34, dificultad: 5, incertidumbre: 21)</text:p>
            </text:list-item>
            <text:list-item>
              <text:p text:style-name="P35">Criterios de aceptación:</text:p>
              <text:list text:style-name="L18">
                <text:list-item>
                  <text:p text:style-name="P36">Se debe etiquetar al menos 100 imágenes.</text:p>
                </text:list-item>
                <text:list-item>
                  <text:p text:style-name="P36">El etiquetado debe contener tanto la detección de la palmera como la clasificación en infectada y no infectada.</text:p>
                </text:list-item>
              </text:list>
            </text:list-item>
          </text:list>
        </text:list-item>
        <text:list-item>
          <text:p text:style-name="P24">Como usuario responsable del proyecto quiero el modelo de visión por computadora brinde una interfaz que permita consumir una imagen y exponer un servicio con las detecciones de dicha imagen para asegurarme de que el sistema sea escalable en otras iteraciones.</text:p>
          <text:list text:style-name="L19">
            <text:list-item>
              <text:p text:style-name="P37"><text:span text:style-name="T1">Story points</text:span>: 21 (complejidad: 5, dificultad: 8, incertidumbre: 5)</text:p>
            </text:list-item>
            <text:list-item>
              <text:p text:style-name="P37">Criterios de aceptación:</text:p>
              <text:list text:style-name="L20">
                <text:list-item>
                  <text:p text:style-name="P38">El protocolo de comunicación debe ser <text:span text:style-name="T1">REST</text:span>.</text:p>
                </text:list-item>
              </text:list>
            </text:list-item>
          </text:list>
        </text:list-item>
        <text:list-item>
          <text:p text:style-name="P24">Como usuario responsable del proyecto quiero acceder a un informe final con los resultados del proyecto para presentarlo ante los responsables de la IM y FIUBA.</text:p>
          <text:list text:style-name="L21">
            <text:list-item>
              <text:p text:style-name="P39"><text:span text:style-name="T1">Story points</text:span>: 55 (complejidad: 34, dificultad: 5, incertidumbre: 5)</text:p>
            </text:list-item>
            <text:list-item>
              <text:p text:style-name="P39">Criterios de aceptación:</text:p>
              <text:list text:style-name="L22">
                <text:list-item>
                  <text:p text:style-name="P40">El informe final debe incluir la presentación completa del proyecto, resultados obtenidos y conclusiones.</text:p>
                </text:list-item>
                <text:list-item>
                  <text:p text:style-name="P40">Debe estar estructurado y listo para presentación en el formato provisto por la FIUBA.</text:p>
                </text:list-item>
                <text:list-item>
                  <text:p text:style-name="P40">Se debe presentar un informe de avance a la mitad del proceso.</text:p>
                </text:list-item>
              </text:list>
            </text:list-item>
          </text:list>
        </text:list-item>
      </text:list>
      <text:h text:style-name="Heading_20_1" text:outline-level="1"><text:bookmark-start text:name="sec:entregables"/>8. Entregables principales del proyecto<text:bookmark-end text:name="sec:entregables"/></text:h>
      <text:p text:style-name="First_20_paragraph">Los entregables para esta etapa del proyecto son:</text:p>
      <text:list text:style-name="L23">
        <text:list-item>
          <text:p text:style-name="P41">Aplicación para el etiquetado de datos.</text:p>
        </text:list-item>
        <text:list-item>
          <text:p text:style-name="P41">Aplicación para visualizar las detecciones.</text:p>
        </text:list-item>
        <text:list-item>
          <text:p text:style-name="P41">Modelo de visión por computadora.</text:p>
        </text:list-item>
        <text:list-item>
          <text:p text:style-name="P41">Código fuente referente a las aplicaciones.</text:p>
        </text:list-item>
        <text:list-item>
          <text:p text:style-name="P41">Informe final.</text:p>
        </text:list-item>
      </text:list>
      <text:h text:style-name="Heading_20_1" text:outline-level="1"><text:bookmark-start text:name="sec:wbs"/>9. Desglose del trabajo en tareas<text:bookmark-end text:name="sec:wbs"/></text:h>
      <text:list text:style-name="L24">
        <text:list-item>
          <text:p text:style-name="P42">Análisis e investigación (100 h)</text:p>
          <text:list>
            <text:list-item>
              <text:p text:style-name="P42">Análisis de tecnologías para el gestor de datos (20 h).</text:p>
            </text:list-item>
            <text:list-item>
              <text:p text:style-name="P42">Análisis de tecnologías para el visualizador de detecciones (20 h).</text:p>
            </text:list-item>
            <text:list-item>
              <text:p text:style-name="P42">Investigación del estado del arte en modelos de visión por computadora (30 h).</text:p>
            </text:list-item>
            <text:list-item>
              <text:p text:style-name="P42">Investigación específica para detección en imágenes multiespectrales (30 h).</text:p>
            </text:list-item>
          </text:list>
        </text:list-item>
        <text:list-item>
          <text:p text:style-name="P42">Diseño del sistema (50 h)</text:p>
          <text:list>
            <text:list-item>
              <text:p text:style-name="P42">Diseño de arquitectura en general (10 h)</text:p>
            </text:list-item>
            <text:list-item>
              <text:p text:style-name="P42">Diseño de pruebas (5 h)</text:p>
            </text:list-item>
            <text:list-item>
              <text:p text:style-name="P42">Diseño del gestor de datos (5 h)</text:p>
            </text:list-item>
            <text:list-item>
              <text:p text:style-name="P42">Diseño del visualizador de detecciones (10 h)</text:p>
            </text:list-item>
            <text:list-item>
              <text:p text:style-name="P42">Diseño del modelo de visión por computadora (20 h)</text:p>
            </text:list-item>
          </text:list>
        </text:list-item>
        <text:list-item>
          <text:p text:style-name="P42">Construcción del sistema (180 h)</text:p>
          <text:list>
            <text:list-item>
              <text:p text:style-name="P42">Construcción del sistema en general (20 h)</text:p>
            </text:list-item>
            <text:list-item>
              <text:p text:style-name="P42">Construcción del gestor de datos (40 h)</text:p>
            </text:list-item>
            <text:list-item>
              <text:p text:style-name="P42">Construcción del visualizador de detecciones (20 h)</text:p>
            </text:list-item>
            <text:list-item>
              <text:p text:style-name="P42">Construcción del modelo de visión por computadora (100 h)</text:p>
              <text:list>
                <text:list-item>
                  <text:p text:style-name="P42">Construcción del modelo (40 h)</text:p>
                </text:list-item>
                <text:list-item>
                  <text:p text:style-name="P42">Entrenamiento del modelo (40 h)</text:p>
                </text:list-item>
                <text:list-item>
                  <text:p text:style-name="P42">Adaptación del modelo (20 h)</text:p>
                </text:list-item>
              </text:list>
            </text:list-item>
          </text:list>
        </text:list-item>
        <text:list-item>
          <text:p text:style-name="P42">Validación y verificación del sistema (50 h)</text:p>
          <text:list>
            <text:list-item>
              <text:p text:style-name="P42">Validación y verificación del gestor de datos (5 h)</text:p>
            </text:list-item>
            <text:list-item>
              <text:p text:style-name="P42">Validación y verificación del visualizador de detecciones (5 h)</text:p>
            </text:list-item>
            <text:list-item>
              <text:p text:style-name="P42">Validación y verificación del modelo de visión por computadora (30 h)</text:p>
            </text:list-item>
            <text:list-item>
              <text:p text:style-name="P42">Validación y verificación de la integración de aplicaciones (10 h)</text:p>
            </text:list-item>
          </text:list>
        </text:list-item>
        <text:list-item>
          <text:p text:style-name="P42">Implantación del sistema (50 h)</text:p>
          <text:list>
            <text:list-item>
              <text:p text:style-name="P42">Configuración inicial (10 h)</text:p>
            </text:list-item>
            <text:list-item>
              <text:p text:style-name="P42">Implantación del gestor de datos (10 h)</text:p>
            </text:list-item>
            <text:list-item>
              <text:p text:style-name="P42">Implantación del visualizador de detecciones (10 h)</text:p>
            </text:list-item>
            <text:list-item>
              <text:p text:style-name="P42">Implantación del modelo de visión por computadora (20 h)</text:p>
            </text:list-item>
          </text:list>
        </text:list-item>
        <text:list-item>
          <text:p text:style-name="P42">Gestión del proyecto (50 h)</text:p>
          <text:list>
            <text:list-item>
              <text:p text:style-name="P42">Planificación (10 h)</text:p>
            </text:list-item>
            <text:list-item>
              <text:p text:style-name="P42">Refinar planes (10 h)</text:p>
            </text:list-item>
            <text:list-item>
              <text:p text:style-name="P42">Versionado de herramientas, código y datos (10 h)</text:p>
            </text:list-item>
            <text:list-item>
              <text:p text:style-name="P42">Reuniones (10 h)</text:p>
            </text:list-item>
            <text:list-item>
              <text:p text:style-name="P42">Gestión del etiquetado de datos (10 h)</text:p>
            </text:list-item>
          </text:list>
        </text:list-item>
        <text:list-item>
          <text:p text:style-name="P42">Gestión de la documentación (120 h)</text:p>
          <text:list>
            <text:list-item>
              <text:p text:style-name="P42">Escritura del informe de avance (20 h)</text:p>
            </text:list-item>
            <text:list-item>
              <text:p text:style-name="P42">Escritura memoria en taller de trabajo final A (40 h)</text:p>
            </text:list-item>
            <text:list-item>
              <text:p text:style-name="P42">Escritura memoria en taller de trabajo final B (40 h)</text:p>
            </text:list-item>
            <text:list-item>
              <text:p text:style-name="P42">Preparación de presentación del proyecto (20 h)</text:p>
            </text:list-item>
          </text:list>
        </text:list-item>
      </text:list>
      <text:p text:style-name="First_20_paragraph">Cantidad total de horas: 600 h</text:p>
      <text:h text:style-name="Heading_20_1" text:outline-level="1"><text:bookmark-start text:name="sec:AoN"/>10. Diagrama de Activity On Node<text:bookmark-end text:name="sec:AoN"/></text:h>
      <text:p text:style-name="First_20_paragraph">En la figura <text:a xlink:type="simple" xlink:href="#fig:AoN" office:name=""><text:span text:style-name="Definition">4</text:span></text:a> se muestra el diagrama de precedencia de actividades. En color rojo, se muestra el camino crítico, que está definido por las siguientes tareas secuenciales:</text:p>
      <text:p text:style-name="Text_20_body"><draw:frame draw:style-name="fr1" text:anchor-type="as-char"><draw:object xlink:href="Formula-3/" xlink:type="simple" xlink:show="embed" xlink:actuate="onLoad"/></draw:frame> 1.3. Investigación del estado del arte en modelos de visión por computadora (30 h). <draw:frame draw:style-name="fr1" text:anchor-type="as-char"><draw:object xlink:href="Formula-5/" xlink:type="simple" xlink:show="embed" xlink:actuate="onLoad"/></draw:frame> 1.4. Investigación específica para detección en imágenes multiespectrales (30 h). <draw:frame draw:style-name="fr1" text:anchor-type="as-char"><draw:object xlink:href="Formula-7/" xlink:type="simple" xlink:show="embed" xlink:actuate="onLoad"/></draw:frame> 2.1. Diseño de arquitectura en general (10 h). <draw:frame draw:style-name="fr1" text:anchor-type="as-char"><draw:object xlink:href="Formula-9/" xlink:type="simple" xlink:show="embed" xlink:actuate="onLoad"/></draw:frame> 2.5. Diseño del modelo de visión por computadora (20 h). <draw:frame draw:style-name="fr1" text:anchor-type="as-char"><draw:object xlink:href="Formula-11/" xlink:type="simple" xlink:show="embed" xlink:actuate="onLoad"/></draw:frame> 3.1. Construcción del sistema en general (20 h). <draw:frame draw:style-name="fr1" text:anchor-type="as-char"><draw:object xlink:href="Formula-13/" xlink:type="simple" xlink:show="embed" xlink:actuate="onLoad"/></draw:frame> 3.4.1. Construcción del modelo (40 h). <draw:frame draw:style-name="fr1" text:anchor-type="as-char"><draw:object xlink:href="Formula-15/" xlink:type="simple" xlink:show="embed" xlink:actuate="onLoad"/></draw:frame> 3.4.1. Entrenamiento del modelo (40 h). <draw:frame draw:style-name="fr1" text:anchor-type="as-char"><draw:object xlink:href="Formula-17/" xlink:type="simple" xlink:show="embed" xlink:actuate="onLoad"/></draw:frame> 3.4.1. Adaptación del modelo (20 h). <draw:frame draw:style-name="fr1" text:anchor-type="as-char"><draw:object xlink:href="Formula-19/" xlink:type="simple" xlink:show="embed" xlink:actuate="onLoad"/></draw:frame> 4.3. Validación y verificación del modelo de visión por computadora (30 h). <draw:frame draw:style-name="fr1" text:anchor-type="as-char"><draw:object xlink:href="Formula-21/" xlink:type="simple" xlink:show="embed" xlink:actuate="onLoad"/></draw:frame> 4.4. Validación y verificación de la integración de aplicaciones (10 h). <draw:frame draw:style-name="fr1" text:anchor-type="as-char"><draw:object xlink:href="Formula-23/" xlink:type="simple" xlink:show="embed" xlink:actuate="onLoad"/></draw:frame> 5.1. Configuración inicial (10 h). <draw:frame draw:style-name="fr1" text:anchor-type="as-char"><draw:object xlink:href="Formula-25/" xlink:type="simple" xlink:show="embed" xlink:actuate="onLoad"/></draw:frame> 5.4. Implantación del modelo de visión por computadora (20 h). <draw:frame draw:style-name="fr1" text:anchor-type="as-char"><draw:object xlink:href="Formula-27/" xlink:type="simple" xlink:show="embed" xlink:actuate="onLoad"/></draw:frame> 7.1. Escritura del informe de avance (20 h). <draw:frame draw:style-name="fr1" text:anchor-type="as-char"><draw:object xlink:href="Formula-29/" xlink:type="simple" xlink:show="embed" xlink:actuate="onLoad"/></draw:frame> 7.2. Escritura memoria en taller de trabajo final A (40 h). <draw:frame draw:style-name="fr1" text:anchor-type="as-char"><draw:object xlink:href="Formula-31/" xlink:type="simple" xlink:show="embed" xlink:actuate="onLoad"/></draw:frame> 7.3. Escritura memoria en taller de trabajo final B (40 h). <draw:frame draw:style-name="fr1" text:anchor-type="as-char"><draw:object xlink:href="Formula-33/" xlink:type="simple" xlink:show="embed" xlink:actuate="onLoad"/></draw:frame> 7.4. Preparación de presentación del proyecto (20 h).</text:p>
      <text:p text:style-name="Text_20_body">El camino crítico indica que el proyecto puede hacerse en un mínimo de 400 horas.</text:p>
      <text:p text:style-name="FigureWithCaption"><draw:frame draw:name="img4" svg:width="642.0pt" svg:height="686.0pt"><draw:image xlink:href="Pictures/35.png" xlink:type="simple" xlink:show="embed" xlink:actuate="onLoad"/></draw:frame></text:p>
      <text:p text:style-name="FigureCaption">Diagrama de <text:span text:style-name="T1">Activity on Node</text:span>.</text:p>
      <text:h text:style-name="Heading_20_1" text:outline-level="1"><text:bookmark-start text:name="sec:gantt"/>11. Diagrama de Gantt<text:bookmark-end text:name="sec:gantt"/></text:h>
      <text:p text:style-name="First_20_paragraph">En la figura <text:a xlink:type="simple" xlink:href="#fig:diagGanttAct" office:name=""><text:span text:style-name="Definition">5</text:span></text:a> se puede observar la lista de actividades, y en la figura <text:a xlink:type="simple" xlink:href="#fig:diagGantt" office:name=""><text:span text:style-name="Definition">6</text:span></text:a> el diagrama Gantt asociado a dicha lista.</text:p>
      <text:p text:style-name="FigureWithCaption"><draw:frame draw:name="img5" svg:width="698.7789473684211pt" svg:height="892.8pt"><draw:image xlink:href="Pictures/36.png" xlink:type="simple" xlink:show="embed" xlink:actuate="onLoad"/></draw:frame></text:p>
      <text:p text:style-name="FigureCaption">Lista de tareas para el Diagrama Gantt.</text:p>
      <text:p text:style-name="FigureWithCaption"><draw:frame draw:name="img6" svg:width="1677.221052631579pt" svg:height="892.8pt"><draw:image xlink:href="Pictures/37.jpg" xlink:type="simple" xlink:show="embed" xlink:actuate="onLoad"/></draw:frame></text:p>
      <text:p text:style-name="FigureCaption">Diagrama de Gantt.</text:p>
      <text:h text:style-name="Heading_20_1" text:outline-level="1"><text:bookmark-start text:name="sec:presupuesto"/>12. Presupuesto detallado del proyecto<text:bookmark-end text:name="sec:presupuesto"/></text:h>
      <text:p text:style-name="First_20_paragraph">Los principales costos asociados de este proyecto se encuentran en las horas de ingeniería dedicadas. Como costos secundarios, las horas de personal cualificado para la realización del etiquetado de los datos. Como punto final, los datos ya se encuentran disponibles, sin embargo, es posible solicitarlos a demanda, por lo que estos costos también son incluido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Descripción</text:p>
          </table:table-cell>
          <table:table-cell table:style-name="TableRowCell" office:value-type="string">
            <text:p text:style-name="P49">Cantidad</text:p>
          </table:table-cell>
          <table:table-cell table:style-name="TableRowCell" office:value-type="string">
            <text:p text:style-name="P50">Valor unitario</text:p>
          </table:table-cell>
          <table:table-cell table:style-name="TableRowCell" office:value-type="string">
            <text:p text:style-name="P51">Valor total</text:p>
          </table:table-cell>
        </table:table-row>
        <table:table-row>
          <table:table-cell table:style-name="TableRowCell" office:value-type="string">
            <text:p text:style-name="Table_20_Contents">Horas de ingeniería</text:p>
          </table:table-cell>
          <table:table-cell table:style-name="TableRowCell" office:value-type="string">
            <text:p text:style-name="P52">600 h</text:p>
          </table:table-cell>
          <table:table-cell table:style-name="TableRowCell" office:value-type="string">
            <text:p text:style-name="P53">USD 30 / h</text:p>
          </table:table-cell>
          <table:table-cell table:style-name="TableRowCell" office:value-type="string">
            <text:p text:style-name="P54">USD 18000</text:p>
          </table:table-cell>
        </table:table-row>
        <table:table-row>
          <table:table-cell table:style-name="TableRowCell" office:value-type="string">
            <text:p text:style-name="Table_20_Contents">Horas de cómputo</text:p>
          </table:table-cell>
          <table:table-cell table:style-name="TableRowCell" office:value-type="string">
            <text:p text:style-name="P55">100 h</text:p>
          </table:table-cell>
          <table:table-cell table:style-name="TableRowCell" office:value-type="string">
            <text:p text:style-name="P56">USD 0.1 / h</text:p>
          </table:table-cell>
          <table:table-cell table:style-name="TableRowCell" office:value-type="string">
            <text:p text:style-name="P57">USD 10</text:p>
          </table:table-cell>
        </table:table-row>
        <table:table-row>
          <table:table-cell table:style-name="TableRowCell" office:value-type="string">
            <text:p text:style-name="Table_20_Contents">Infraestructura y almacenamiento</text:p>
          </table:table-cell>
          <table:table-cell table:style-name="TableRowCell" office:value-type="string">
            <text:p text:style-name="P58">300 h</text:p>
          </table:table-cell>
          <table:table-cell table:style-name="TableRowCell" office:value-type="string">
            <text:p text:style-name="P59">USD 0.1 / h</text:p>
          </table:table-cell>
          <table:table-cell table:style-name="TableRowCell" office:value-type="string">
            <text:p text:style-name="P60">USD 30</text:p>
          </table:table-cell>
        </table:table-row>
        <table:table-row>
          <table:table-cell table:style-name="TableRowCell" office:value-type="string">
            <text:p text:style-name="Table_20_Contents">Horas de etiquetado</text:p>
          </table:table-cell>
          <table:table-cell table:style-name="TableRowCell" office:value-type="string">
            <text:p text:style-name="P61">40 h</text:p>
          </table:table-cell>
          <table:table-cell table:style-name="TableRowCell" office:value-type="string">
            <text:p text:style-name="P62">USD 25 / h</text:p>
          </table:table-cell>
          <table:table-cell table:style-name="TableRowCell" office:value-type="string">
            <text:p text:style-name="P63">USD 1000</text:p>
          </table:table-cell>
        </table:table-row>
        <table:table-row>
          <table:table-cell table:style-name="TableRowCell" office:value-type="string">
            <text:p text:style-name="Table_20_Contents">Vuelos de drones</text:p>
          </table:table-cell>
          <table:table-cell table:style-name="TableRowCell" office:value-type="string">
            <text:p text:style-name="P64">5 U</text:p>
          </table:table-cell>
          <table:table-cell table:style-name="TableRowCell" office:value-type="string">
            <text:p text:style-name="P65">USD 500 / U</text:p>
          </table:table-cell>
          <table:table-cell table:style-name="TableRowCell" office:value-type="string">
            <text:p text:style-name="P66">USD 2500</text:p>
          </table:table-cell>
        </table:table-row>
        <table:table-row>
          <table:table-cell table:style-name="TableRowCell" office:value-type="string" table:number-columns-spanned="3">
            <text:p text:style-name="P67">SUBTOTAL</text:p>
          </table:table-cell>
          <table:table-cell table:style-name="TableRowCell" office:value-type="string">
            <text:p text:style-name="P68">USD 21540</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escripción</text:p>
          </table:table-cell>
          <table:table-cell table:style-name="TableRowCell" office:value-type="string">
            <text:p text:style-name="P69">Cantidad</text:p>
          </table:table-cell>
          <table:table-cell table:style-name="TableRowCell" office:value-type="string">
            <text:p text:style-name="P70">Valor unitario</text:p>
          </table:table-cell>
          <table:table-cell table:style-name="TableRowCell" office:value-type="string">
            <text:p text:style-name="P71">Valor total</text:p>
          </table:table-cell>
        </table:table-row>
        <table:table-row>
          <table:table-cell table:style-name="TableRowCell" office:value-type="string">
            <text:p text:style-name="Table_20_Contents">Imprevistos (40% costos directos)</text:p>
          </table:table-cell>
          <table:table-cell table:style-name="TableRowCell" office:value-type="string">
            <text:p text:style-name="P72">1 U</text:p>
          </table:table-cell>
          <table:table-cell table:style-name="TableRowCell" office:value-type="string">
            <text:p text:style-name="P73">USD 8616</text:p>
          </table:table-cell>
          <table:table-cell table:style-name="TableRowCell" office:value-type="string">
            <text:p text:style-name="P74">USD 8616</text:p>
          </table:table-cell>
        </table:table-row>
        <table:table-row>
          <table:table-cell table:style-name="TableRowCell" office:value-type="string" table:number-columns-spanned="3">
            <text:p text:style-name="P75">SUBTOTAL</text:p>
          </table:table-cell>
          <table:table-cell table:style-name="TableRowCell" office:value-type="string">
            <text:p text:style-name="P76">USD 8616</text:p>
          </table:table-cell>
        </table:table-row>
        <table:table-row>
          <table:table-cell table:style-name="TableRowCell" office:value-type="string">
    </table:table-cell>
          <table:table-cell table:style-name="TableRowCell" office:value-type="string">
            <text:p text:style-name="P46">USD 30156</text:p>
          </table:table-cell>
          <table:table-cell table:style-name="TableRowCell" office:value-type="string">
    </table:table-cell>
          <table:table-cell table:style-name="TableRowCell" office:value-type="string">
    </table:table-cell>
        </table:table-row>
      </table:table>
      <text:h text:style-name="Heading_20_1" text:outline-level="1"><text:bookmark-start text:name="sec:riesgos"/>13. Gestión de riesgos<text:bookmark-end text:name="sec:riesgos"/></text:h>
      <text:p text:style-name="First_20_paragraph">En esta sección se identifican riesgos puntuales del proyecto, sus posibles mitigaciones y una matriz que permite observar los <draw:frame draw:style-name="fr1" text:anchor-type="as-char"><draw:object xlink:href="Formula-38/" xlink:type="simple" xlink:show="embed" xlink:actuate="onLoad"/></draw:frame> resultantes.</text:p>
      <text:p text:style-name="Text_20_body">a) Identificación de los riesgos y estimación de sus consecuencias:</text:p>
      <text:p text:style-name="Text_20_body">Riesgo 1: retrasos en el etiquetado de imágenes por parte del cliente.</text:p>
      <text:list text:style-name="L25">
        <text:list-item>
          <text:p text:style-name="P77">Severidad (<draw:frame draw:style-name="fr1" text:anchor-type="as-char"><draw:object xlink:href="Formula-40/" xlink:type="simple" xlink:show="embed" xlink:actuate="onLoad"/></draw:frame>): 8. El etiquetado de las imágenes es esencial para entrenar los modelos de aprendizaje profundo. Un retraso significativo podría comprometer los plazos del proyecto y la calidad de los resultados.</text:p>
        </text:list-item>
        <text:list-item>
          <text:p text:style-name="P77">Probabilidad de ocurrencia (<draw:frame draw:style-name="fr1" text:anchor-type="as-char"><draw:object xlink:href="Formula-42/" xlink:type="simple" xlink:show="embed" xlink:actuate="onLoad"/></draw:frame>): 6. Aunque el cliente muestra voluntad, la tarea de etiquetado puede ser más demandante de lo inicialmente previsto, afectando su disponibilidad.</text:p>
        </text:list-item>
      </text:list>
      <text:p text:style-name="First_20_paragraph">Riesgo 2: limitaciones en la calidad de las imágenes capturadas por los drones.</text:p>
      <text:list text:style-name="L26">
        <text:list-item>
          <text:p text:style-name="P78">Severidad (<draw:frame draw:style-name="fr1" text:anchor-type="as-char"><draw:object xlink:href="Formula-44/" xlink:type="simple" xlink:show="embed" xlink:actuate="onLoad"/></draw:frame>): 9. La calidad de las imágenes (resolución espacial, georreferenciación, ausencia de ruido) es crítica para la detección precisa de la plaga. Imágenes de baja calidad dificultarían el entrenamiento y la inferencia del modelo.</text:p>
        </text:list-item>
        <text:list-item>
          <text:p text:style-name="P78">Probabilidad de ocurrencia (<draw:frame draw:style-name="fr1" text:anchor-type="as-char"><draw:object xlink:href="Formula-46/" xlink:type="simple" xlink:show="embed" xlink:actuate="onLoad"/></draw:frame>): 5. Aunque se cuenta con imágenes de alta resolución, factores como las condiciones climáticas o fallos técnicos en los drones podrían afectar su calidad.</text:p>
        </text:list-item>
      </text:list>
      <text:p text:style-name="First_20_paragraph">Riesgo 3: limitaciones en la infraestructura para el procesamiento de datos.</text:p>
      <text:list text:style-name="L27">
        <text:list-item>
          <text:p text:style-name="P79">Severidad (<draw:frame draw:style-name="fr1" text:anchor-type="as-char"><draw:object xlink:href="Formula-48/" xlink:type="simple" xlink:show="embed" xlink:actuate="onLoad"/></draw:frame>): 7. El procesamiento de imágenes y el entrenamiento de modelos requieren infraestructura computacional robusta. Limitaciones en esta área podrían generar cuellos de botella.</text:p>
        </text:list-item>
        <text:list-item>
          <text:p text:style-name="P79">Probabilidad de ocurrencia (<draw:frame draw:style-name="fr1" text:anchor-type="as-char"><draw:object xlink:href="Formula-50/" xlink:type="simple" xlink:show="embed" xlink:actuate="onLoad"/></draw:frame>): 4. Se supone que la infraestructura necesaria está disponible, pero problemas de configuración o recursos insuficientes podrían surgir durante el proyecto.</text:p>
        </text:list-item>
      </text:list>
      <text:p text:style-name="First_20_paragraph">Riesgo 4: dificultades para detectar la plaga mediante las imágenes disponibles.</text:p>
      <text:list text:style-name="L28">
        <text:list-item>
          <text:p text:style-name="P80">Severidad (<draw:frame draw:style-name="fr1" text:anchor-type="as-char"><draw:object xlink:href="Formula-52/" xlink:type="simple" xlink:show="embed" xlink:actuate="onLoad"/></draw:frame>): 10. Si las imágenes (RGB, infrarrojas o combinadas) no permiten identificar de manera confiable la plaga, el objetivo principal del proyecto estaría en riesgo.</text:p>
        </text:list-item>
        <text:list-item>
          <text:p text:style-name="P80">Probabilidad de ocurrencia (<draw:frame draw:style-name="fr1" text:anchor-type="as-char"><draw:object xlink:href="Formula-54/" xlink:type="simple" xlink:show="embed" xlink:actuate="onLoad"/></draw:frame>): 5. Estudios previos sugieren que estas técnicas son viables, pero no se puede descartar que ciertas características de la plaga sean difíciles de detectar en las condiciones del entorno, principalmente aquellas características que permitan una detección temprana.</text:p>
        </text:list-item>
      </text:list>
      <text:p text:style-name="First_20_paragraph">Riesgo 5: pérdida de apoyo por parte de la IM.</text:p>
      <text:list text:style-name="L29">
        <text:list-item>
          <text:p text:style-name="P81">Severidad (<draw:frame draw:style-name="fr1" text:anchor-type="as-char"><draw:object xlink:href="Formula-56/" xlink:type="simple" xlink:show="embed" xlink:actuate="onLoad"/></draw:frame>): 8. La IM es un actor clave para el éxito del proyecto, tanto en términos de apoyo logístico como en la visión estratégica. Su pérdida implicaría una reestructuración importante.</text:p>
        </text:list-item>
        <text:list-item>
          <text:p text:style-name="P81">Probabilidad de ocurrencia (<draw:frame draw:style-name="fr1" text:anchor-type="as-char"><draw:object xlink:href="Formula-58/" xlink:type="simple" xlink:show="embed" xlink:actuate="onLoad"/></draw:frame>): 2. Hasta ahora, la IM ha mostrado disposición, pero eventos políticos o administrativos podrían modificar su nivel de apoyo.</text:p>
        </text:list-item>
      </text:list>
      <text:p text:style-name="First_20_paragraph">Riesgo 6: errores en la georreferenciación de las imágenes.</text:p>
      <text:list text:style-name="L30">
        <text:list-item>
          <text:p text:style-name="P82">Severidad (<draw:frame draw:style-name="fr1" text:anchor-type="as-char"><draw:object xlink:href="Formula-60/" xlink:type="simple" xlink:show="embed" xlink:actuate="onLoad"/></draw:frame>): 8. La georreferenciación precisa es esencial para analizar la distribución espacial de la plaga y para generar mapas de acción. Errores en esta etapa pueden comprometer la utilidad del sistema final.</text:p>
        </text:list-item>
        <text:list-item>
          <text:p text:style-name="P82">Probabilidad de ocurrencia (<draw:frame draw:style-name="fr1" text:anchor-type="as-char"><draw:object xlink:href="Formula-62/" xlink:type="simple" xlink:show="embed" xlink:actuate="onLoad"/></draw:frame>): 3. Aunque las imágenes se supone que están georreferenciadas, problemas técnicos durante la captura o el procesamiento pueden introducir errores. Sin embargo, la IM cuenta con infraestructura y <text:span text:style-name="T1">software</text:span> especial para trabajar con información geográfica.</text:p>
        </text:list-item>
      </text:list>
      <text:p text:style-name="First_20_paragraph">Riesgo 7: falta de representatividad en el conjunto de datos.</text:p>
      <text:list text:style-name="L31">
        <text:list-item>
          <text:p text:style-name="P83">Severidad (<draw:frame draw:style-name="fr1" text:anchor-type="as-char"><draw:object xlink:href="Formula-64/" xlink:type="simple" xlink:show="embed" xlink:actuate="onLoad"/></draw:frame>): 9. Si el conjunto de datos no incluye suficientes ejemplos de las condiciones reales del entorno (iluminación, vegetación, diferentes estados de infestación), el modelo podría tener un bajo desempeño en escenarios reales.</text:p>
        </text:list-item>
        <text:list-item>
          <text:p text:style-name="P83">Probabilidad de ocurrencia (<draw:frame draw:style-name="fr1" text:anchor-type="as-char"><draw:object xlink:href="Formula-66/" xlink:type="simple" xlink:show="embed" xlink:actuate="onLoad"/></draw:frame>): 6. La recopilación de datos representativos puede ser difícil debido a la variabilidad de las condiciones ambientales y la distribución de la plaga.</text:p>
        </text:list-item>
      </text:list>
      <text:p text:style-name="First_20_paragraph">Riesgo 8: escalabilidad limitada del sistema.</text:p>
      <text:list text:style-name="L32">
        <text:list-item>
          <text:p text:style-name="P84">Severidad (<draw:frame draw:style-name="fr1" text:anchor-type="as-char"><draw:object xlink:href="Formula-68/" xlink:type="simple" xlink:show="embed" xlink:actuate="onLoad"/></draw:frame>): 7. Si el sistema no puede manejar un volumen creciente de imágenes o áreas a analizar, su utilidad para el cliente será limitada.</text:p>
        </text:list-item>
        <text:list-item>
          <text:p text:style-name="P84">Probabilidad de ocurrencia (<draw:frame draw:style-name="fr1" text:anchor-type="as-char"><draw:object xlink:href="Formula-70/" xlink:type="simple" xlink:show="embed" xlink:actuate="onLoad"/></draw:frame>): 4. Esto dependerá de la eficiencia de la implementación del sistema, así como de la infraestructura disponible en ese momento.</text:p>
        </text:list-item>
      </text:list>
      <text:p text:style-name="First_20_paragraph">Riesgo 9: problemas legales o de privacidad relacionados con el uso de drones.</text:p>
      <text:list text:style-name="L33">
        <text:list-item>
          <text:p text:style-name="P85">Severidad (<draw:frame draw:style-name="fr1" text:anchor-type="as-char"><draw:object xlink:href="Formula-72/" xlink:type="simple" xlink:show="embed" xlink:actuate="onLoad"/></draw:frame>): 8. Restricciones legales o preocupaciones de privacidad sobre el uso de drones pueden limitar las áreas en las que se permite la captura de imágenes.</text:p>
        </text:list-item>
        <text:list-item>
          <text:p text:style-name="P85">Probabilidad de ocurrencia (<draw:frame draw:style-name="fr1" text:anchor-type="as-char"><draw:object xlink:href="Formula-74/" xlink:type="simple" xlink:show="embed" xlink:actuate="onLoad"/></draw:frame>): 2. Aunque se supone que se cuenta con apoyo de la IM, los permisos específicos para ciertos vuelos podrían enfrentar retrasos o restricciones imprevistas.</text:p>
        </text:list-item>
      </text:list>
      <text:p text:style-name="First_20_paragraph">Riesgo 10: sobreajuste del modelo a los datos de entrenamiento.</text:p>
      <text:list text:style-name="L34">
        <text:list-item>
          <text:p text:style-name="P86">Severidad (<draw:frame draw:style-name="fr1" text:anchor-type="as-char"><draw:object xlink:href="Formula-76/" xlink:type="simple" xlink:show="embed" xlink:actuate="onLoad"/></draw:frame>): 6. Si el modelo se adapta demasiado a los datos de entrenamiento, su capacidad para generalizar a nuevas imágenes será limitada, afectando su utilidad en el campo.</text:p>
        </text:list-item>
        <text:list-item>
          <text:p text:style-name="P86">Probabilidad de ocurrencia (<draw:frame draw:style-name="fr1" text:anchor-type="as-char"><draw:object xlink:href="Formula-78/" xlink:type="simple" xlink:show="embed" xlink:actuate="onLoad"/></draw:frame>): 6. Es un riesgo inherente en proyectos de aprendizaje profundo, pero puede mitigarse con técnicas adecuadas de regularización y validación.</text:p>
        </text:list-item>
      </text:list>
      <text:p text:style-name="First_20_paragraph">Riesgo 11: cambios en las prioridades del cliente.</text:p>
      <text:list text:style-name="L35">
        <text:list-item>
          <text:p text:style-name="P87">Severidad (<draw:frame draw:style-name="fr1" text:anchor-type="as-char"><draw:object xlink:href="Formula-80/" xlink:type="simple" xlink:show="embed" xlink:actuate="onLoad"/></draw:frame>): 6. Si el cliente modifica las prioridades del proyecto, los objetivos iniciales podrían ser redefinidos, generando retrabajos o desviaciones en el cronograma.</text:p>
        </text:list-item>
        <text:list-item>
          <text:p text:style-name="P87">Probabilidad de ocurrencia (<draw:frame draw:style-name="fr1" text:anchor-type="as-char"><draw:object xlink:href="Formula-82/" xlink:type="simple" xlink:show="embed" xlink:actuate="onLoad"/></draw:frame>): 2. Aunque se cuenta con apoyo inicial del cliente, factores externos o cambios internos en su organización podrían alterar sus prioridades.</text:p>
        </text:list-item>
      </text:list>
      <text:p text:style-name="First_20_paragraph">Riesgo 12: Insuficiencia de imágenes etiquetadas.</text:p>
      <text:list text:style-name="L36">
        <text:list-item>
          <text:p text:style-name="P88">Severidad (<draw:frame draw:style-name="fr1" text:anchor-type="as-char"><draw:object xlink:href="Formula-84/" xlink:type="simple" xlink:show="embed" xlink:actuate="onLoad"/></draw:frame>): 8. Un número insuficiente de imágenes etiquetadas reduce la capacidad del modelo para generalizar, afectando su precisión y desempeño.</text:p>
        </text:list-item>
        <text:list-item>
          <text:p text:style-name="P88">Probabilidad de ocurrencia (<draw:frame draw:style-name="fr1" text:anchor-type="as-char"><draw:object xlink:href="Formula-86/" xlink:type="simple" xlink:show="embed" xlink:actuate="onLoad"/></draw:frame>): 6. El etiquetado es una tarea laboriosa y puede no completarse en el tiempo previsto.</text:p>
        </text:list-item>
      </text:list>
      <text:p text:style-name="First_20_paragraph">b) Tabla de gestión de riesgos (el <draw:frame draw:style-name="fr1" text:anchor-type="as-char"><draw:object xlink:href="Formula-88/" xlink:type="simple" xlink:show="embed" xlink:actuate="onLoad"/></draw:frame> se calcula como <draw:frame draw:style-name="fr1" text:anchor-type="as-char"><draw:object xlink:href="Formula-90/" xlink:type="simple" xlink:show="embed" xlink:actuate="onLoad"/></draw:frame>):</text:p>
      <text:p text:style-name="TableCaption">Matriz de riesgos del proyecto.</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HeaderRowCell" office:value-type="string">
              <text:p text:style-name="Table_20_Heading">Riesgo</text:p>
            </table:table-cell>
            <table:table-cell table:style-name="TableHeaderRowCell" office:value-type="string">
              <text:p text:style-name="P89"><draw:frame draw:style-name="fr1" text:anchor-type="as-char"><draw:object xlink:href="Formula-92/" xlink:type="simple" xlink:show="embed" xlink:actuate="onLoad"/></draw:frame></text:p>
            </table:table-cell>
            <table:table-cell table:style-name="TableHeaderRowCell" office:value-type="string">
              <text:p text:style-name="P90"><draw:frame draw:style-name="fr1" text:anchor-type="as-char"><draw:object xlink:href="Formula-94/" xlink:type="simple" xlink:show="embed" xlink:actuate="onLoad"/></draw:frame></text:p>
            </table:table-cell>
            <table:table-cell table:style-name="TableHeaderRowCell" office:value-type="string">
              <text:p text:style-name="P91"><draw:frame draw:style-name="fr1" text:anchor-type="as-char"><draw:object xlink:href="Formula-96/" xlink:type="simple" xlink:show="embed" xlink:actuate="onLoad"/></draw:frame></text:p>
            </table:table-cell>
            <table:table-cell table:style-name="TableHeaderRowCell" office:value-type="string">
              <text:p text:style-name="P92"><draw:frame draw:style-name="fr1" text:anchor-type="as-char"><draw:object xlink:href="Formula-98/" xlink:type="simple" xlink:show="embed" xlink:actuate="onLoad"/></draw:frame></text:p>
            </table:table-cell>
            <table:table-cell table:style-name="TableHeaderRowCell" office:value-type="string">
              <text:p text:style-name="P93"><draw:frame draw:style-name="fr1" text:anchor-type="as-char"><draw:object xlink:href="Formula-100/" xlink:type="simple" xlink:show="embed" xlink:actuate="onLoad"/></draw:frame></text:p>
            </table:table-cell>
            <table:table-cell table:style-name="TableHeaderRowCell" office:value-type="string">
              <text:p text:style-name="P94"><draw:frame draw:style-name="fr1" text:anchor-type="as-char"><draw:object xlink:href="Formula-102/" xlink:type="simple" xlink:show="embed" xlink:actuate="onLoad"/></draw:frame></text:p>
            </table:table-cell>
          </table:table-row>
        </table:table-header-rows>
        <table:table-row>
          <table:table-cell table:style-name="TableRowCell" office:value-type="string">
            <text:p text:style-name="Table_20_Contents">1. Retrasos en el etiquetado de imágenes por parte del cliente</text:p>
          </table:table-cell>
          <table:table-cell table:style-name="TableRowCell" office:value-type="string">
            <text:p text:style-name="P95">8</text:p>
          </table:table-cell>
          <table:table-cell table:style-name="TableRowCell" office:value-type="string">
            <text:p text:style-name="P96">6</text:p>
          </table:table-cell>
          <table:table-cell table:style-name="TableRowCell" office:value-type="string">
            <text:p text:style-name="P97">48</text:p>
          </table:table-cell>
          <table:table-cell table:style-name="TableRowCell" office:value-type="string">
            <text:p text:style-name="P98">8</text:p>
          </table:table-cell>
          <table:table-cell table:style-name="TableRowCell" office:value-type="string">
            <text:p text:style-name="P99">3</text:p>
          </table:table-cell>
          <table:table-cell table:style-name="TableRowCell" office:value-type="string">
            <text:p text:style-name="P100">24</text:p>
          </table:table-cell>
        </table:table-row>
        <table:table-row>
          <table:table-cell table:style-name="TableRowCell" office:value-type="string">
            <text:p text:style-name="Table_20_Contents">2. Limitaciones en la calidad de las imágenes capturadas por los drones</text:p>
          </table:table-cell>
          <table:table-cell table:style-name="TableRowCell" office:value-type="string">
            <text:p text:style-name="P95">9</text:p>
          </table:table-cell>
          <table:table-cell table:style-name="TableRowCell" office:value-type="string">
            <text:p text:style-name="P96">5</text:p>
          </table:table-cell>
          <table:table-cell table:style-name="TableRowCell" office:value-type="string">
            <text:p text:style-name="P97">45</text:p>
          </table:table-cell>
          <table:table-cell table:style-name="TableRowCell" office:value-type="string">
            <text:p text:style-name="P98">9</text:p>
          </table:table-cell>
          <table:table-cell table:style-name="TableRowCell" office:value-type="string">
            <text:p text:style-name="P99">2</text:p>
          </table:table-cell>
          <table:table-cell table:style-name="TableRowCell" office:value-type="string">
            <text:p text:style-name="P100">18</text:p>
          </table:table-cell>
        </table:table-row>
        <table:table-row>
          <table:table-cell table:style-name="TableRowCell" office:value-type="string">
            <text:p text:style-name="Table_20_Contents">3. Limitaciones en la infraestructura para el procesamiento de datos</text:p>
          </table:table-cell>
          <table:table-cell table:style-name="TableRowCell" office:value-type="string">
            <text:p text:style-name="P95">7</text:p>
          </table:table-cell>
          <table:table-cell table:style-name="TableRowCell" office:value-type="string">
            <text:p text:style-name="P96">4</text:p>
          </table:table-cell>
          <table:table-cell table:style-name="TableRowCell" office:value-type="string">
            <text:p text:style-name="P97">28</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4. Dificultades para detectar la plaga mediante las imágenes disponibles</text:p>
          </table:table-cell>
          <table:table-cell table:style-name="TableRowCell" office:value-type="string">
            <text:p text:style-name="P95">10</text:p>
          </table:table-cell>
          <table:table-cell table:style-name="TableRowCell" office:value-type="string">
            <text:p text:style-name="P96">5</text:p>
          </table:table-cell>
          <table:table-cell table:style-name="TableRowCell" office:value-type="string">
            <text:p text:style-name="P97">50</text:p>
          </table:table-cell>
          <table:table-cell table:style-name="TableRowCell" office:value-type="string">
            <text:p text:style-name="P98">10</text:p>
          </table:table-cell>
          <table:table-cell table:style-name="TableRowCell" office:value-type="string">
            <text:p text:style-name="P99">3</text:p>
          </table:table-cell>
          <table:table-cell table:style-name="TableRowCell" office:value-type="string">
            <text:p text:style-name="P100">30</text:p>
          </table:table-cell>
        </table:table-row>
        <table:table-row>
          <table:table-cell table:style-name="TableRowCell" office:value-type="string">
            <text:p text:style-name="Table_20_Contents">5. Pérdida de apoyo por parte de la IM</text:p>
          </table:table-cell>
          <table:table-cell table:style-name="TableRowCell" office:value-type="string">
            <text:p text:style-name="P95">8</text:p>
          </table:table-cell>
          <table:table-cell table:style-name="TableRowCell" office:value-type="string">
            <text:p text:style-name="P96">2</text:p>
          </table:table-cell>
          <table:table-cell table:style-name="TableRowCell" office:value-type="string">
            <text:p text:style-name="P97">16</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6. Errores en la georreferenciación de las imágenes</text:p>
          </table:table-cell>
          <table:table-cell table:style-name="TableRowCell" office:value-type="string">
            <text:p text:style-name="P95">8</text:p>
          </table:table-cell>
          <table:table-cell table:style-name="TableRowCell" office:value-type="string">
            <text:p text:style-name="P96">3</text:p>
          </table:table-cell>
          <table:table-cell table:style-name="TableRowCell" office:value-type="string">
            <text:p text:style-name="P97">24</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7. Falta de representatividad en el conjunto de datos</text:p>
          </table:table-cell>
          <table:table-cell table:style-name="TableRowCell" office:value-type="string">
            <text:p text:style-name="P95">9</text:p>
          </table:table-cell>
          <table:table-cell table:style-name="TableRowCell" office:value-type="string">
            <text:p text:style-name="P96">6</text:p>
          </table:table-cell>
          <table:table-cell table:style-name="TableRowCell" office:value-type="string">
            <text:p text:style-name="P97">54</text:p>
          </table:table-cell>
          <table:table-cell table:style-name="TableRowCell" office:value-type="string">
            <text:p text:style-name="P98">9</text:p>
          </table:table-cell>
          <table:table-cell table:style-name="TableRowCell" office:value-type="string">
            <text:p text:style-name="P99">3</text:p>
          </table:table-cell>
          <table:table-cell table:style-name="TableRowCell" office:value-type="string">
            <text:p text:style-name="P100">27</text:p>
          </table:table-cell>
        </table:table-row>
        <table:table-row>
          <table:table-cell table:style-name="TableRowCell" office:value-type="string">
            <text:p text:style-name="Table_20_Contents">8. Escalabilidad limitada del sistema</text:p>
          </table:table-cell>
          <table:table-cell table:style-name="TableRowCell" office:value-type="string">
            <text:p text:style-name="P95">7</text:p>
          </table:table-cell>
          <table:table-cell table:style-name="TableRowCell" office:value-type="string">
            <text:p text:style-name="P96">4</text:p>
          </table:table-cell>
          <table:table-cell table:style-name="TableRowCell" office:value-type="string">
            <text:p text:style-name="P97">28</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9. Problemas legales o de privacidad relacionados con el uso de drones</text:p>
          </table:table-cell>
          <table:table-cell table:style-name="TableRowCell" office:value-type="string">
            <text:p text:style-name="P95">8</text:p>
          </table:table-cell>
          <table:table-cell table:style-name="TableRowCell" office:value-type="string">
            <text:p text:style-name="P96">2</text:p>
          </table:table-cell>
          <table:table-cell table:style-name="TableRowCell" office:value-type="string">
            <text:p text:style-name="P97">16</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10. Sobreajuste del modelo a los datos de entrenamiento</text:p>
          </table:table-cell>
          <table:table-cell table:style-name="TableRowCell" office:value-type="string">
            <text:p text:style-name="P95">6</text:p>
          </table:table-cell>
          <table:table-cell table:style-name="TableRowCell" office:value-type="string">
            <text:p text:style-name="P96">6</text:p>
          </table:table-cell>
          <table:table-cell table:style-name="TableRowCell" office:value-type="string">
            <text:p text:style-name="P97">36</text:p>
          </table:table-cell>
          <table:table-cell table:style-name="TableRowCell" office:value-type="string">
            <text:p text:style-name="P98">6</text:p>
          </table:table-cell>
          <table:table-cell table:style-name="TableRowCell" office:value-type="string">
            <text:p text:style-name="P99">2</text:p>
          </table:table-cell>
          <table:table-cell table:style-name="TableRowCell" office:value-type="string">
            <text:p text:style-name="P100">12</text:p>
          </table:table-cell>
        </table:table-row>
        <table:table-row>
          <table:table-cell table:style-name="TableRowCell" office:value-type="string">
            <text:p text:style-name="Table_20_Contents">11. Cambios en las prioridades del cliente</text:p>
          </table:table-cell>
          <table:table-cell table:style-name="TableRowCell" office:value-type="string">
            <text:p text:style-name="P95">6</text:p>
          </table:table-cell>
          <table:table-cell table:style-name="TableRowCell" office:value-type="string">
            <text:p text:style-name="P96">2</text:p>
          </table:table-cell>
          <table:table-cell table:style-name="TableRowCell" office:value-type="string">
            <text:p text:style-name="P97">12</text:p>
          </table:table-cell>
          <table:table-cell table:style-name="TableRowCell" office:value-type="string">
            <text:p text:style-name="P98">-</text:p>
          </table:table-cell>
          <table:table-cell table:style-name="TableRowCell" office:value-type="string">
            <text:p text:style-name="P99">-</text:p>
          </table:table-cell>
          <table:table-cell table:style-name="TableRowCell" office:value-type="string">
            <text:p text:style-name="P100">-</text:p>
          </table:table-cell>
        </table:table-row>
        <table:table-row>
          <table:table-cell table:style-name="TableRowCell" office:value-type="string">
            <text:p text:style-name="Table_20_Contents">12. Insuficiencia de imágenes etiquetadas</text:p>
          </table:table-cell>
          <table:table-cell table:style-name="TableRowCell" office:value-type="string">
            <text:p text:style-name="P95">8</text:p>
          </table:table-cell>
          <table:table-cell table:style-name="TableRowCell" office:value-type="string">
            <text:p text:style-name="P96">6</text:p>
          </table:table-cell>
          <table:table-cell table:style-name="TableRowCell" office:value-type="string">
            <text:p text:style-name="P97">48</text:p>
          </table:table-cell>
          <table:table-cell table:style-name="TableRowCell" office:value-type="string">
            <text:p text:style-name="P98">8</text:p>
          </table:table-cell>
          <table:table-cell table:style-name="TableRowCell" office:value-type="string">
            <text:p text:style-name="P99">3</text:p>
          </table:table-cell>
          <table:table-cell table:style-name="TableRowCell" office:value-type="string">
            <text:p text:style-name="P100">24</text:p>
          </table:table-cell>
        </table:table-row>
      </table:table>
      <text:p text:style-name="First_20_paragraph">Como criterio adoptado para la mitigación de los riesgos, se tomarán medidas donde los números de <draw:frame draw:style-name="fr1" text:anchor-type="as-char"><draw:object xlink:href="Formula-104/" xlink:type="simple" xlink:show="embed" xlink:actuate="onLoad"/></draw:frame> sean mayores a 30.</text:p>
      <text:p text:style-name="Text_20_body">Nota: los valores marcados con (<draw:frame draw:style-name="fr1" text:anchor-type="as-char"><draw:object xlink:href="Formula-106/" xlink:type="simple" xlink:show="embed" xlink:actuate="onLoad"/></draw:frame>) en la tabla corresponden luego de haber aplicado la mitigación.</text:p>
      <text:p text:style-name="Text_20_body">c) Plan de mitigación de los riesgos que originalmente excedían el <draw:frame draw:style-name="fr1" text:anchor-type="as-char"><draw:object xlink:href="Formula-108/" xlink:type="simple" xlink:show="embed" xlink:actuate="onLoad"/></draw:frame> máximo establecido:</text:p>
      <text:p text:style-name="Text_20_body">Riesgo 1: retrasos en el etiquetado de imágenes por parte del cliente.</text:p>
      <text:list text:style-name="L37">
        <text:list-item>
          <text:p text:style-name="P101">Plan de mitigación: implementar un sistema de etiquetado semiautomático utilizando algoritmos de visión por computadora para reducir la carga de trabajo manual, aprovechando la información geográfica disponible (es posible detectar palmeras mediante aprendizaje por transferencia y luego utilizando la ubicación clasificarlas como infectadas o no). Además, establecer hitos intermedios para monitorear el avance del etiquetado y ofrecer apoyo al cliente.</text:p>
        </text:list-item>
        <text:list-item>
          <text:p text:style-name="P101">Nueva asignación de <draw:frame draw:style-name="fr1" text:anchor-type="as-char"><draw:object xlink:href="Formula-110/" xlink:type="simple" xlink:show="embed" xlink:actuate="onLoad"/></draw:frame> y <draw:frame draw:style-name="fr1" text:anchor-type="as-char"><draw:object xlink:href="Formula-112/" xlink:type="simple" xlink:show="embed" xlink:actuate="onLoad"/></draw:frame> (<draw:frame draw:style-name="fr1" text:anchor-type="as-char"><draw:object xlink:href="Formula-114/" xlink:type="simple" xlink:show="embed" xlink:actuate="onLoad"/></draw:frame>, <draw:frame draw:style-name="fr1" text:anchor-type="as-char"><draw:object xlink:href="Formula-116/" xlink:type="simple" xlink:show="embed" xlink:actuate="onLoad"/></draw:frame>):</text:p>
          <text:list text:style-name="L38">
            <text:list-item>
              <text:p text:style-name="P102">Severidad (<draw:frame draw:style-name="fr1" text:anchor-type="as-char"><draw:object xlink:href="Formula-118/" xlink:type="simple" xlink:show="embed" xlink:actuate="onLoad"/></draw:frame>): 8. La severidad se mantiene, ya que el etiquetado sigue siendo esencial para el proyecto.</text:p>
            </text:list-item>
            <text:list-item>
              <text:p text:style-name="P102">Probabilidad de ocurrencia (<draw:frame draw:style-name="fr1" text:anchor-type="as-char"><draw:object xlink:href="Formula-120/" xlink:type="simple" xlink:show="embed" xlink:actuate="onLoad"/></draw:frame>): 3. Con el sistema semiautomático y la supervisión del progreso, la probabilidad de retrasos disminuye significativamente.</text:p>
            </text:list-item>
          </text:list>
        </text:list-item>
      </text:list>
      <text:p text:style-name="First_20_paragraph">Riesgo 2: limitaciones en la calidad de las imágenes capturadas por los drones.</text:p>
      <text:list text:style-name="L39">
        <text:list-item>
          <text:p text:style-name="P103">Plan de mitigación: establecer protocolos para revisar la calidad de las imágenes inmediatamente después de la captura. En caso de problemas, se realizarán vuelos adicionales en las áreas afectadas. Además, preparar algoritmos que puedan manejar ciertas imperfecciones en las imágenes.</text:p>
        </text:list-item>
        <text:list-item>
          <text:p text:style-name="P103">Nueva asignación de <draw:frame draw:style-name="fr1" text:anchor-type="as-char"><draw:object xlink:href="Formula-122/" xlink:type="simple" xlink:show="embed" xlink:actuate="onLoad"/></draw:frame> y <draw:frame draw:style-name="fr1" text:anchor-type="as-char"><draw:object xlink:href="Formula-124/" xlink:type="simple" xlink:show="embed" xlink:actuate="onLoad"/></draw:frame>:</text:p>
          <text:list text:style-name="L40">
            <text:list-item>
              <text:p text:style-name="P104">Severidad (<draw:frame draw:style-name="fr1" text:anchor-type="as-char"><draw:object xlink:href="Formula-126/" xlink:type="simple" xlink:show="embed" xlink:actuate="onLoad"/></draw:frame>): 9. Se mantiene la severidad, dado que las imágenes aún pueden ser de baja calidad.</text:p>
            </text:list-item>
            <text:list-item>
              <text:p text:style-name="P104">Probabilidad de ocurrencia (<draw:frame draw:style-name="fr1" text:anchor-type="as-char"><draw:object xlink:href="Formula-128/" xlink:type="simple" xlink:show="embed" xlink:actuate="onLoad"/></draw:frame>): 2. Con los protocolos de control de calidad y la posibilidad de vuelos adicionales, es menos probable que las imágenes finales sean inadecuadas.</text:p>
            </text:list-item>
          </text:list>
        </text:list-item>
      </text:list>
      <text:p text:style-name="First_20_paragraph">Riesgo 4: dificultades para detectar la plaga mediante las imágenes disponibles.</text:p>
      <text:list text:style-name="L41">
        <text:list-item>
          <text:p text:style-name="P105">Plan de mitigación: utilizar enfoques actuales del estado del arte, que incluyen modelos de última generación como <text:span text:style-name="T1">vision transformers</text:span>.</text:p>
        </text:list-item>
        <text:list-item>
          <text:p text:style-name="P105">Nueva asignación de <draw:frame draw:style-name="fr1" text:anchor-type="as-char"><draw:object xlink:href="Formula-130/" xlink:type="simple" xlink:show="embed" xlink:actuate="onLoad"/></draw:frame> y <draw:frame draw:style-name="fr1" text:anchor-type="as-char"><draw:object xlink:href="Formula-132/" xlink:type="simple" xlink:show="embed" xlink:actuate="onLoad"/></draw:frame>:</text:p>
          <text:list text:style-name="L42">
            <text:list-item>
              <text:p text:style-name="P106">Severidad (<draw:frame draw:style-name="fr1" text:anchor-type="as-char"><draw:object xlink:href="Formula-134/" xlink:type="simple" xlink:show="embed" xlink:actuate="onLoad"/></draw:frame>): 10. Se mantiene la severidad, ya que el objetivo del proyecto depende de una buena detección de la plaga.</text:p>
            </text:list-item>
            <text:list-item>
              <text:p text:style-name="P106">Probabilidad de ocurrencia (<draw:frame draw:style-name="fr1" text:anchor-type="as-char"><draw:object xlink:href="Formula-136/" xlink:type="simple" xlink:show="embed" xlink:actuate="onLoad"/></draw:frame>): 3. Utilizando modelos y técnicas de última generación, aumenta la posibilidad de detectar la plaga.</text:p>
            </text:list-item>
          </text:list>
        </text:list-item>
      </text:list>
      <text:p text:style-name="First_20_paragraph">Riesgo 7: falta de representatividad en el conjunto de datos.</text:p>
      <text:list text:style-name="L43">
        <text:list-item>
          <text:p text:style-name="P107">Plan de mitigación: asegurar la diversidad del conjunto de datos recopilando imágenes de diferentes zonas, condiciones climáticas y estados de infestación. Además, utilizar técnicas de aumento de datos (<text:span text:style-name="T1">data augmentation</text:span>) para simular escenarios diversos.</text:p>
        </text:list-item>
        <text:list-item>
          <text:p text:style-name="P107">Nueva asignación de <draw:frame draw:style-name="fr1" text:anchor-type="as-char"><draw:object xlink:href="Formula-138/" xlink:type="simple" xlink:show="embed" xlink:actuate="onLoad"/></draw:frame> y <draw:frame draw:style-name="fr1" text:anchor-type="as-char"><draw:object xlink:href="Formula-140/" xlink:type="simple" xlink:show="embed" xlink:actuate="onLoad"/></draw:frame>:</text:p>
          <text:list text:style-name="L44">
            <text:list-item>
              <text:p text:style-name="P108">Severidad (<draw:frame draw:style-name="fr1" text:anchor-type="as-char"><draw:object xlink:href="Formula-142/" xlink:type="simple" xlink:show="embed" xlink:actuate="onLoad"/></draw:frame>): 9. Aunque el impacto sigue siendo el mismo, la representatividad se mejora significativamente con un conjunto de datos diverso y técnicas de aumento.</text:p>
            </text:list-item>
            <text:list-item>
              <text:p text:style-name="P108">Probabilidad de ocurrencia (<draw:frame draw:style-name="fr1" text:anchor-type="as-char"><draw:object xlink:href="Formula-144/" xlink:type="simple" xlink:show="embed" xlink:actuate="onLoad"/></draw:frame>): 3. Con un enfoque proactivo en la recopilación de datos y el uso de <text:span text:style-name="T1">data augmentation</text:span>, se reduce la probabilidad de falta de representatividad.</text:p>
            </text:list-item>
          </text:list>
        </text:list-item>
      </text:list>
      <text:p text:style-name="First_20_paragraph">Riesgo 10: sobreajuste del modelo a los datos de entrenamiento.</text:p>
      <text:list text:style-name="L45">
        <text:list-item>
          <text:p text:style-name="P109">Plan de mitigación: aplicar regularización adecuada (<text:span text:style-name="T1">Dropout</text:span>, <text:span text:style-name="T1">L2</text:span>) y realizar una validación cruzada exhaustiva para garantizar la generalización del modelo. Incorporar nuevos datos en el entrenamiento si es posible.</text:p>
        </text:list-item>
        <text:list-item>
          <text:p text:style-name="P109">Nueva asignación de <draw:frame draw:style-name="fr1" text:anchor-type="as-char"><draw:object xlink:href="Formula-146/" xlink:type="simple" xlink:show="embed" xlink:actuate="onLoad"/></draw:frame> y <draw:frame draw:style-name="fr1" text:anchor-type="as-char"><draw:object xlink:href="Formula-148/" xlink:type="simple" xlink:show="embed" xlink:actuate="onLoad"/></draw:frame>:</text:p>
          <text:list text:style-name="L46">
            <text:list-item>
              <text:p text:style-name="P110">Severidad (<draw:frame draw:style-name="fr1" text:anchor-type="as-char"><draw:object xlink:href="Formula-150/" xlink:type="simple" xlink:show="embed" xlink:actuate="onLoad"/></draw:frame>): 6. El impacto del sobreajuste es el mismo al aplicar estas técnicas.</text:p>
            </text:list-item>
            <text:list-item>
              <text:p text:style-name="P110">Probabilidad de ocurrencia (<draw:frame draw:style-name="fr1" text:anchor-type="as-char"><draw:object xlink:href="Formula-152/" xlink:type="simple" xlink:show="embed" xlink:actuate="onLoad"/></draw:frame>): 2. La probabilidad se reduce drásticamente con las técnicas mencionadas, asegurando un modelo más generalizable.</text:p>
            </text:list-item>
          </text:list>
        </text:list-item>
      </text:list>
      <text:p text:style-name="First_20_paragraph">Riesgo 12: insuficiencia de imágenes etiquetadas.</text:p>
      <text:list text:style-name="L47">
        <text:list-item>
          <text:p text:style-name="P111">Plan de mitigación: ampliar el equipo encargado del etiquetado para incluir colaboradores adicionales en caso de necesidad. Además, priorizar el etiquetado de las áreas más críticas y utilizar técnicas de aprendizaje semisupervisado para trabajar con datos parcialmente etiquetados.</text:p>
        </text:list-item>
        <text:list-item>
          <text:p text:style-name="P111">Nueva asignación de <draw:frame draw:style-name="fr1" text:anchor-type="as-char"><draw:object xlink:href="Formula-154/" xlink:type="simple" xlink:show="embed" xlink:actuate="onLoad"/></draw:frame> y <draw:frame draw:style-name="fr1" text:anchor-type="as-char"><draw:object xlink:href="Formula-156/" xlink:type="simple" xlink:show="embed" xlink:actuate="onLoad"/></draw:frame>:</text:p>
          <text:list text:style-name="L48">
            <text:list-item>
              <text:p text:style-name="P112">Severidad (<draw:frame draw:style-name="fr1" text:anchor-type="as-char"><draw:object xlink:href="Formula-158/" xlink:type="simple" xlink:show="embed" xlink:actuate="onLoad"/></draw:frame>): 8. Este riesgo sigue siendo crítico, por la naturaleza de la necesidad de datos de los modelos de visión por computadora.</text:p>
            </text:list-item>
            <text:list-item>
              <text:p text:style-name="P112">Probabilidad de ocurrencia (<draw:frame draw:style-name="fr1" text:anchor-type="as-char"><draw:object xlink:href="Formula-160/" xlink:type="simple" xlink:show="embed" xlink:actuate="onLoad"/></draw:frame>): 3. Con un equipo ampliado y estrategias adicionales, la probabilidad de insuficiencia de datos etiquetados se reduce significativamente.</text:p>
            </text:list-item>
          </text:list>
        </text:list-item>
      </text:list>
      <text:h text:style-name="Heading_20_1" text:outline-level="1"><text:bookmark-start text:name="sec:calidad"/>14. Gestión de la calidad<text:bookmark-end text:name="sec:calidad"/></text:h>
      <text:p text:style-name="First_20_paragraph">La gestión de la calidad de incluye actividades de conformidad y no conformidad con los diez requerimientos más importantes:</text:p>
      <text:list text:style-name="L49">
        <text:list-item>
          <text:p text:style-name="P113">[RF-ModeloVPC-3] El modelo de visión debe clasificar automáticamente las palmeras en dos categorías: infectadas y no infectadas.</text:p>
          <text:list text:style-name="L50">
            <text:list-item>
              <text:p text:style-name="P114">Verificación:</text:p>
              <text:list text:style-name="L51">
                <text:list-item>
                  <text:p text:style-name="P115">Implementar un conjunto de pruebas unitarias con imágenes previamente etiquetadas para medir la precisión del modelo en la clasificación.</text:p>
                </text:list-item>
                <text:list-item>
                  <text:p text:style-name="P115">Realizar una prueba de estrés con al menos 100 imágenes con distintas condiciones de iluminación y perspectivas.</text:p>
                </text:list-item>
                <text:list-item>
                  <text:p text:style-name="P115">Revisar los resultados comparándolos con las etiquetas originales y asegurar que la tasa de clasificación correcta sea al menos 80%.</text:p>
                </text:list-item>
              </text:list>
            </text:list-item>
            <text:list-item>
              <text:p text:style-name="P114">Validación:</text:p>
              <text:list text:style-name="L52">
                <text:list-item>
                  <text:p text:style-name="P116">Presentar un informe al cliente con las métricas de clasificación obtenidas, incluyendo precisión, <text:span text:style-name="T1">recall</text:span> y <text:span text:style-name="T1">F1-score</text:span>.</text:p>
                </text:list-item>
                <text:list-item>
                  <text:p text:style-name="P116">Organizar una demostración con el cliente donde pueda verificar los resultados usando imágenes propias.</text:p>
                </text:list-item>
              </text:list>
            </text:list-item>
          </text:list>
        </text:list-item>
        <text:list-item>
          <text:p text:style-name="P113">[RII-ModeloVPC-1] El modelo de visión por computadora debe proporcionar un servicio web que reciba una imagen y devuelva una estructura de datos con las detecciones y sus coordenadas.</text:p>
          <text:list text:style-name="L53">
            <text:list-item>
              <text:p text:style-name="P117">Verificación:</text:p>
              <text:list text:style-name="L54">
                <text:list-item>
                  <text:p text:style-name="P118">Realizar pruebas unitarias con solicitudes HTTP simuladas para verificar que el servicio web responde correctamente.</text:p>
                </text:list-item>
                <text:list-item>
                  <text:p text:style-name="P118">Inspeccionar que la estructura de datos devuelta sea conforme al formato especificado (<text:span text:style-name="T1">JSON</text:span> con coordenadas precisas).</text:p>
                </text:list-item>
                <text:list-item>
                  <text:p text:style-name="P118">Revisar los logs del servidor para garantizar que no existen errores o tiempos de respuesta excesivos.</text:p>
                </text:list-item>
              </text:list>
            </text:list-item>
            <text:list-item>
              <text:p text:style-name="P117">Validación:</text:p>
              <text:list text:style-name="L55">
                <text:list-item>
                  <text:p text:style-name="P119">Proporcionar al cliente una herramienta que permita enviar imágenes y recibir resultados, verificando que los resultados son útiles y correctos según su criterio.</text:p>
                </text:list-item>
                <text:list-item>
                  <text:p text:style-name="P119">Realizar una sesión con el cliente para probar el servicio con casos reales.</text:p>
                </text:list-item>
              </text:list>
            </text:list-item>
          </text:list>
        </text:list-item>
        <text:list-item>
          <text:p text:style-name="P113">[RF-VisDetecciones-1] El visualizador de detecciones debe permitir la visualización de una imagen junto con sus detecciones.</text:p>
          <text:list text:style-name="L56">
            <text:list-item>
              <text:p text:style-name="P120">Verificación:</text:p>
              <text:list text:style-name="L57">
                <text:list-item>
                  <text:p text:style-name="P121">Probar el sistema con diferentes conjuntos de imágenes para garantizar que las detecciones se muestran correctamente sobre las imágenes originales.</text:p>
                </text:list-item>
                <text:list-item>
                  <text:p text:style-name="P121">Evaluar que los <text:span text:style-name="T1">bounding boxes</text:span> son precisos y corresponden a las coordenadas devueltas por el modelo.</text:p>
                </text:list-item>
              </text:list>
            </text:list-item>
            <text:list-item>
              <text:p text:style-name="P120">Validación:</text:p>
              <text:list text:style-name="L58">
                <text:list-item>
                  <text:p text:style-name="P122">Realizar una sesión con el cliente para mostrar el funcionamiento del visualizador con imágenes reales y recibir retroalimentación sobre la presentación de los resultados.</text:p>
                </text:list-item>
                <text:list-item>
                  <text:p text:style-name="P122">Proveer una interfaz al cliente para probar el visualizador con sus propias imágenes.</text:p>
                </text:list-item>
              </text:list>
            </text:list-item>
          </text:list>
        </text:list-item>
        <text:list-item>
          <text:p text:style-name="P113">[RR-ModeloVPC-1] El modelo de visión por computadora debe mantener una precisión mínima del 90% en la identificación de palmeras y un 80% en la clasificación de infestación.</text:p>
          <text:list text:style-name="L59">
            <text:list-item>
              <text:p text:style-name="P123">Verificación:</text:p>
              <text:list text:style-name="L60">
                <text:list-item>
                  <text:p text:style-name="P124">Entrenar el modelo utilizando un conjunto de validación y evaluar las métricas de desempeño (precisión y <text:span text:style-name="T1">recall</text:span>).</text:p>
                </text:list-item>
                <text:list-item>
                  <text:p text:style-name="P124">Documentar los resultados con gráficos <text:span text:style-name="T1">ROC</text:span> y matrices de confusión para cada categoría.</text:p>
                </text:list-item>
              </text:list>
            </text:list-item>
            <text:list-item>
              <text:p text:style-name="P123">Validación:</text:p>
              <text:list text:style-name="L61">
                <text:list-item>
                  <text:p text:style-name="P125">Presentar al cliente los resultados obtenidos y explicar las métricas en términos no técnicos.</text:p>
                </text:list-item>
              </text:list>
            </text:list-item>
          </text:list>
        </text:list-item>
        <text:list-item>
          <text:p text:style-name="P113">[RDATOS-GestorDatos-1] El sistema debe permitir al cliente etiquetar al menos 100 imágenes, asegurando un equilibrio entre las clases de palmeras infectadas y no infectadas.</text:p>
          <text:list text:style-name="L62">
            <text:list-item>
              <text:p text:style-name="P126">Verificación:</text:p>
              <text:list text:style-name="L63">
                <text:list-item>
                  <text:p text:style-name="P127">Probar la herramienta de etiquetado asegurando que puede cargar, procesar y guardar imágenes etiquetadas sin errores.</text:p>
                </text:list-item>
                <text:list-item>
                  <text:p text:style-name="P127">Realizar pruebas con imágenes de cada clase para garantizar el equilibrio en los datos generados.</text:p>
                </text:list-item>
                <text:list-item>
                  <text:p text:style-name="P127">Ejecutar pruebas de integración entre la herramienta y la infraestructura (base de datos).</text:p>
                </text:list-item>
                <text:list-item>
                  <text:p text:style-name="P127">Realizar una prueba para verificar que la herramienta esté accesible desde internet.</text:p>
                </text:list-item>
              </text:list>
            </text:list-item>
            <text:list-item>
              <text:p text:style-name="P126">Validación:</text:p>
              <text:list text:style-name="L64">
                <text:list-item>
                  <text:p text:style-name="P128">Organizar una sesión con el cliente para utilizar la herramienta y verificar que puede etiquetar imágenes de forma intuitiva y eficiente.</text:p>
                </text:list-item>
                <text:list-item>
                  <text:p text:style-name="P128">Solicitar retroalimentación directa del cliente para ajustes.</text:p>
                </text:list-item>
              </text:list>
            </text:list-item>
          </text:list>
        </text:list-item>
        <text:list-item>
          <text:p text:style-name="P113">[RP-ModeloVPC-1] Se debe investigar el estado del arte en modelos de visión por computadora para la detección de la plaga.</text:p>
          <text:list text:style-name="L65">
            <text:list-item>
              <text:p text:style-name="P129">Verificación:</text:p>
              <text:list text:style-name="L66">
                <text:list-item>
                  <text:p text:style-name="P130">Documentar los modelos investigados, incluyendo sus métricas de desempeño y posibles adaptaciones para el proyecto.</text:p>
                </text:list-item>
                <text:list-item>
                  <text:p text:style-name="P130">Comparar los resultados obtenidos con los modelos seleccionados para justificar la elección final.</text:p>
                </text:list-item>
              </text:list>
            </text:list-item>
            <text:list-item>
              <text:p text:style-name="P129">Validación:</text:p>
              <text:list text:style-name="L67">
                <text:list-item>
                  <text:p text:style-name="P131">Revisar el documento de investigación con el cliente y explicar cómo las decisiones tomadas benefician al proyecto.</text:p>
                </text:list-item>
                <text:list-item>
                  <text:p text:style-name="P131">Confirmar que el cliente está de acuerdo con la elección del modelo.</text:p>
                </text:list-item>
              </text:list>
            </text:list-item>
          </text:list>
        </text:list-item>
        <text:list-item>
          <text:p text:style-name="P113">[RF-GestorDatos-2] El gestor de datos debe almacenar los datos etiquetados en el repositorio de la Intendencia Municipal (IMNube).</text:p>
          <text:list text:style-name="L68">
            <text:list-item>
              <text:p text:style-name="P132">Verificación:</text:p>
              <text:list text:style-name="L69">
                <text:list-item>
                  <text:p text:style-name="P133">Realizar pruebas automatizadas para verificar la conexión al repositorio y la correcta subida de los datos etiquetados.</text:p>
                </text:list-item>
                <text:list-item>
                  <text:p text:style-name="P133">Revisar manualmente que los datos almacenados están completos y accesibles.</text:p>
                </text:list-item>
              </text:list>
            </text:list-item>
            <text:list-item>
              <text:p text:style-name="P132">Validación:</text:p>
              <text:list text:style-name="L70">
                <text:list-item>
                  <text:p text:style-name="P134">Confirmar que el cliente puede acceder a los datos según lo esperado.</text:p>
                </text:list-item>
              </text:list>
            </text:list-item>
          </text:list>
        </text:list-item>
        <text:list-item>
          <text:p text:style-name="P113">[RD-ModeloVPC-1] El sistema debe ser implementado utilizando Python 3 para el procesamiento backend.</text:p>
          <text:list text:style-name="L71">
            <text:list-item>
              <text:p text:style-name="P135">Verificación:</text:p>
              <text:list text:style-name="L72">
                <text:list-item>
                  <text:p text:style-name="P136">Inspeccionar los archivos fuente para garantizar que cumplen con la especificación.</text:p>
                </text:list-item>
                <text:list-item>
                  <text:p text:style-name="P136">Realizar auditorías de código para verificar que las librerías utilizadas son compatibles con Python 3.</text:p>
                </text:list-item>
              </text:list>
            </text:list-item>
            <text:list-item>
              <text:p text:style-name="P135">Validación:</text:p>
              <text:list text:style-name="L73">
                <text:list-item>
                  <text:p text:style-name="P137">Proporcionar al cliente evidencia de que el sistema se ejecuta correctamente en entornos configurados con Python 3.</text:p>
                </text:list-item>
              </text:list>
            </text:list-item>
          </text:list>
        </text:list-item>
        <text:list-item>
          <text:p text:style-name="P113">[RII-VisDetecciones-1] El visualizador de detecciones debe brindar un criterio de satisfacción de usabilidad mayor al 80% para los usuarios.</text:p>
          <text:list text:style-name="L74">
            <text:list-item>
              <text:p text:style-name="P138">Verificación:</text:p>
              <text:list text:style-name="L75">
                <text:list-item>
                  <text:p text:style-name="P139">Realizar pruebas de usabilidad con un grupo piloto, registrando tiempos de interacción y número de errores.</text:p>
                </text:list-item>
                <text:list-item>
                  <text:p text:style-name="P139">Documentar las métricas obtenidas y compararlas contra el objetivo establecido.</text:p>
                </text:list-item>
              </text:list>
            </text:list-item>
            <text:list-item>
              <text:p text:style-name="P138">Validación:</text:p>
              <text:list text:style-name="L76">
                <text:list-item>
                  <text:p text:style-name="P140">Organizar una sesión de prueba con el cliente y usuarios finales para recibir retroalimentación sobre la usabilidad del sistema.</text:p>
                </text:list-item>
                <text:list-item>
                  <text:p text:style-name="P140">Ajustar el sistema si la satisfacción está por debajo del 80%.</text:p>
                </text:list-item>
              </text:list>
            </text:list-item>
          </text:list>
        </text:list-item>
        <text:list-item>
          <text:p text:style-name="P113">[RF-GestorDatos-1] El gestor de datos debe incluir una herramienta para el etiquetado de datos que permita al cliente etiquetar imágenes de drones.</text:p>
          <text:list text:style-name="L77">
            <text:list-item>
              <text:p text:style-name="P141">Verificación:</text:p>
              <text:list text:style-name="L78">
                <text:list-item>
                  <text:p text:style-name="P142">Probar exhaustivamente la herramienta asegurando que las funcionalidades básicas (carga de imágenes, etiquetado, guardado) funcionan correctamente.</text:p>
                </text:list-item>
                <text:list-item>
                  <text:p text:style-name="P142">Simular escenarios de uso para detectar posibles errores.</text:p>
                </text:list-item>
              </text:list>
            </text:list-item>
            <text:list-item>
              <text:p text:style-name="P141">Validación:</text:p>
              <text:list text:style-name="L79">
                <text:list-item>
                  <text:p text:style-name="P143">Entrenar al cliente en el uso de la herramienta y recopilar retroalimentación después de una sesión práctica.</text:p>
                </text:list-item>
                <text:list-item>
                  <text:p text:style-name="P143">Realizar ajustes según sea necesario para cumplir con las expectativas del cliente.</text:p>
                </text:list-item>
              </text:list>
            </text:list-item>
          </text:list>
        </text:list-item>
        <text:list-item>
          <text:p text:style-name="P113">[RDOC-InformeFinal-1] Se debe elaborar un informe final que incluya una presentación completa del proyecto y sus resultados.</text:p>
          <text:list text:style-name="L80">
            <text:list-item>
              <text:p text:style-name="P144">Verificación:</text:p>
              <text:list text:style-name="L81">
                <text:list-item>
                  <text:p text:style-name="P145">Revisar el informe final asegurando que cumple con los siguientes aspectos:</text:p>
                  <text:list text:style-name="L82">
                    <text:list-item>
                      <text:p text:style-name="P146">Explicación detallada del objetivo del proyecto.</text:p>
                    </text:list-item>
                    <text:list-item>
                      <text:p text:style-name="P146">Descripción de la metodología utilizada, incluyendo los modelos seleccionados y su entrenamiento.</text:p>
                    </text:list-item>
                    <text:list-item>
                      <text:p text:style-name="P146">Análisis de los resultados obtenidos, con métricas claras y gráficos representativos.</text:p>
                    </text:list-item>
                    <text:list-item>
                      <text:p text:style-name="P146">Conclusiones y recomendaciones futuras.</text:p>
                    </text:list-item>
                    <text:list-item>
                      <text:p text:style-name="P146">Asegurar que la estructura sea la proporcionada por la .</text:p>
                    </text:list-item>
                    <text:list-item>
                      <text:p text:style-name="P146">Verificar que el informe esté estructurado y redactado en un lenguaje claro y profesional.</text:p>
                    </text:list-item>
                  </text:list>
                </text:list-item>
              </text:list>
            </text:list-item>
            <text:list-item>
              <text:p text:style-name="P144">Validación:</text:p>
              <text:list text:style-name="L83">
                <text:list-item>
                  <text:p text:style-name="P147">Entregar el informe final a los interesados y realizar una presentación del contenido.</text:p>
                </text:list-item>
              </text:list>
            </text:list-item>
          </text:list>
        </text:list-item>
      </text:list>
      <text:h text:style-name="Heading_20_1" text:outline-level="1"><text:bookmark-start text:name="sec:cierre"/>15. Procesos de cierre<text:bookmark-end text:name="sec:cierre"/></text:h>
      <text:p text:style-name="First_20_paragraph">Dentro de los procesos de cierre de este proyecto se llevarán a cabo las siguientes actividades:</text:p>
      <text:list text:style-name="L84">
        <text:list-item>
          <text:p text:style-name="P148">Realización de un análisis comparativo entre el plan inicial y la ejecución real, destacando desviaciones, logros y áreas de mejora.</text:p>
        </text:list-item>
        <text:list-item>
          <text:p text:style-name="P148">Evaluación de los procedimientos, técnicas aplicadas y los principales desafíos enfrentados durante el ciclo de vida del proyecto.</text:p>
        </text:list-item>
        <text:list-item>
          <text:p text:style-name="P148">Elaboración de propuestas concretas de mejora para futuros proyectos similares, basadas en las lecciones aprendidas.</text:p>
        </text:list-item>
        <text:list-item>
          <text:p text:style-name="P148">Presentación de los resultados y entregables del proyecto a los interesados de la Intendencia de Montevideo.</text:p>
        </text:list-item>
        <text:list-item>
          <text:p text:style-name="P148">Organización de una defensa formal del proyecto en el marco de la Facultad de Ingeniería de la Universidad de Buenos Aires, con la participación de los principales interesados.</text:p>
        </text:list-item>
        <text:list-item>
          <text:p text:style-name="P148">Consolidación y archivo de toda la documentación relevante en los repositorios institucionales de la IM y de la FIUBA, garantizando su accesibilidad y conservació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1-22T21:02:27Z</meta:creation-date>
    <dc:date>2024-11-22T21:02:27Z</dc:date>
    <meta:user-defined meta:name="bibliography" meta:value-type="string"/>
  </office:meta>
</office:document-meta>
</file>

<file path=Formula-100/content.xml><?xml version="1.0" encoding="utf-8"?>
<math xmlns="http://www.w3.org/1998/Math/MathML" display="inline">
  <msup>
    <mi>O</mi>
    <mo>*</mo>
  </msup>
</math>
</file>

<file path=Formula-102/content.xml><?xml version="1.0" encoding="utf-8"?>
<math xmlns="http://www.w3.org/1998/Math/MathML" display="inline">
  <mrow>
    <mi>R</mi>
    <mi>P</mi>
    <msup>
      <mi>N</mi>
      <mo>*</mo>
    </msup>
  </mrow>
</math>
</file>

<file path=Formula-104/content.xml><?xml version="1.0" encoding="utf-8"?>
<math xmlns="http://www.w3.org/1998/Math/MathML" display="inline">
  <mrow>
    <mi>R</mi>
    <mi>P</mi>
    <mi>N</mi>
  </mrow>
</math>
</file>

<file path=Formula-106/content.xml><?xml version="1.0" encoding="utf-8"?>
<math xmlns="http://www.w3.org/1998/Math/MathML" display="inline">
  <msup>
    <mi/>
    <mo>*</mo>
  </msup>
</math>
</file>

<file path=Formula-108/content.xml><?xml version="1.0" encoding="utf-8"?>
<math xmlns="http://www.w3.org/1998/Math/MathML" display="inline">
  <mrow>
    <mi>R</mi>
    <mi>P</mi>
    <mi>N</mi>
  </mrow>
</math>
</file>

<file path=Formula-11/content.xml><?xml version="1.0" encoding="utf-8"?>
<math xmlns="http://www.w3.org/1998/Math/MathML" display="inline">
  <mo>→</mo>
</math>
</file>

<file path=Formula-110/content.xml><?xml version="1.0" encoding="utf-8"?>
<math xmlns="http://www.w3.org/1998/Math/MathML" display="inline">
  <mi>S</mi>
</math>
</file>

<file path=Formula-112/content.xml><?xml version="1.0" encoding="utf-8"?>
<math xmlns="http://www.w3.org/1998/Math/MathML" display="inline">
  <mi>O</mi>
</math>
</file>

<file path=Formula-114/content.xml><?xml version="1.0" encoding="utf-8"?>
<math xmlns="http://www.w3.org/1998/Math/MathML" display="inline">
  <msup>
    <mi>S</mi>
    <mo>*</mo>
  </msup>
</math>
</file>

<file path=Formula-116/content.xml><?xml version="1.0" encoding="utf-8"?>
<math xmlns="http://www.w3.org/1998/Math/MathML" display="inline">
  <msup>
    <mi>O</mi>
    <mo>*</mo>
  </msup>
</math>
</file>

<file path=Formula-118/content.xml><?xml version="1.0" encoding="utf-8"?>
<math xmlns="http://www.w3.org/1998/Math/MathML" display="inline">
  <msup>
    <mi>S</mi>
    <mo>*</mo>
  </msup>
</math>
</file>

<file path=Formula-120/content.xml><?xml version="1.0" encoding="utf-8"?>
<math xmlns="http://www.w3.org/1998/Math/MathML" display="inline">
  <msup>
    <mi>O</mi>
    <mo>*</mo>
  </msup>
</math>
</file>

<file path=Formula-122/content.xml><?xml version="1.0" encoding="utf-8"?>
<math xmlns="http://www.w3.org/1998/Math/MathML" display="inline">
  <msup>
    <mi>S</mi>
    <mo>*</mo>
  </msup>
</math>
</file>

<file path=Formula-124/content.xml><?xml version="1.0" encoding="utf-8"?>
<math xmlns="http://www.w3.org/1998/Math/MathML" display="inline">
  <msup>
    <mi>O</mi>
    <mo>*</mo>
  </msup>
</math>
</file>

<file path=Formula-126/content.xml><?xml version="1.0" encoding="utf-8"?>
<math xmlns="http://www.w3.org/1998/Math/MathML" display="inline">
  <msup>
    <mi>S</mi>
    <mo>*</mo>
  </msup>
</math>
</file>

<file path=Formula-128/content.xml><?xml version="1.0" encoding="utf-8"?>
<math xmlns="http://www.w3.org/1998/Math/MathML" display="inline">
  <msup>
    <mi>O</mi>
    <mo>*</mo>
  </msup>
</math>
</file>

<file path=Formula-13/content.xml><?xml version="1.0" encoding="utf-8"?>
<math xmlns="http://www.w3.org/1998/Math/MathML" display="inline">
  <mo>→</mo>
</math>
</file>

<file path=Formula-130/content.xml><?xml version="1.0" encoding="utf-8"?>
<math xmlns="http://www.w3.org/1998/Math/MathML" display="inline">
  <msup>
    <mi>S</mi>
    <mo>*</mo>
  </msup>
</math>
</file>

<file path=Formula-132/content.xml><?xml version="1.0" encoding="utf-8"?>
<math xmlns="http://www.w3.org/1998/Math/MathML" display="inline">
  <msup>
    <mi>O</mi>
    <mo>*</mo>
  </msup>
</math>
</file>

<file path=Formula-134/content.xml><?xml version="1.0" encoding="utf-8"?>
<math xmlns="http://www.w3.org/1998/Math/MathML" display="inline">
  <msup>
    <mi>S</mi>
    <mo>*</mo>
  </msup>
</math>
</file>

<file path=Formula-136/content.xml><?xml version="1.0" encoding="utf-8"?>
<math xmlns="http://www.w3.org/1998/Math/MathML" display="inline">
  <msup>
    <mi>O</mi>
    <mo>*</mo>
  </msup>
</math>
</file>

<file path=Formula-138/content.xml><?xml version="1.0" encoding="utf-8"?>
<math xmlns="http://www.w3.org/1998/Math/MathML" display="inline">
  <msup>
    <mi>S</mi>
    <mo>*</mo>
  </msup>
</math>
</file>

<file path=Formula-140/content.xml><?xml version="1.0" encoding="utf-8"?>
<math xmlns="http://www.w3.org/1998/Math/MathML" display="inline">
  <msup>
    <mi>O</mi>
    <mo>*</mo>
  </msup>
</math>
</file>

<file path=Formula-142/content.xml><?xml version="1.0" encoding="utf-8"?>
<math xmlns="http://www.w3.org/1998/Math/MathML" display="inline">
  <msup>
    <mi>S</mi>
    <mo>*</mo>
  </msup>
</math>
</file>

<file path=Formula-144/content.xml><?xml version="1.0" encoding="utf-8"?>
<math xmlns="http://www.w3.org/1998/Math/MathML" display="inline">
  <msup>
    <mi>O</mi>
    <mo>*</mo>
  </msup>
</math>
</file>

<file path=Formula-146/content.xml><?xml version="1.0" encoding="utf-8"?>
<math xmlns="http://www.w3.org/1998/Math/MathML" display="inline">
  <msup>
    <mi>S</mi>
    <mo>*</mo>
  </msup>
</math>
</file>

<file path=Formula-148/content.xml><?xml version="1.0" encoding="utf-8"?>
<math xmlns="http://www.w3.org/1998/Math/MathML" display="inline">
  <msup>
    <mi>O</mi>
    <mo>*</mo>
  </msup>
</math>
</file>

<file path=Formula-15/content.xml><?xml version="1.0" encoding="utf-8"?>
<math xmlns="http://www.w3.org/1998/Math/MathML" display="inline">
  <mo>→</mo>
</math>
</file>

<file path=Formula-150/content.xml><?xml version="1.0" encoding="utf-8"?>
<math xmlns="http://www.w3.org/1998/Math/MathML" display="inline">
  <msup>
    <mi>S</mi>
    <mo>*</mo>
  </msup>
</math>
</file>

<file path=Formula-152/content.xml><?xml version="1.0" encoding="utf-8"?>
<math xmlns="http://www.w3.org/1998/Math/MathML" display="inline">
  <msup>
    <mi>O</mi>
    <mo>*</mo>
  </msup>
</math>
</file>

<file path=Formula-154/content.xml><?xml version="1.0" encoding="utf-8"?>
<math xmlns="http://www.w3.org/1998/Math/MathML" display="inline">
  <msup>
    <mi>S</mi>
    <mo>*</mo>
  </msup>
</math>
</file>

<file path=Formula-156/content.xml><?xml version="1.0" encoding="utf-8"?>
<math xmlns="http://www.w3.org/1998/Math/MathML" display="inline">
  <msup>
    <mi>O</mi>
    <mo>*</mo>
  </msup>
</math>
</file>

<file path=Formula-158/content.xml><?xml version="1.0" encoding="utf-8"?>
<math xmlns="http://www.w3.org/1998/Math/MathML" display="inline">
  <msup>
    <mi>S</mi>
    <mo>*</mo>
  </msup>
</math>
</file>

<file path=Formula-160/content.xml><?xml version="1.0" encoding="utf-8"?>
<math xmlns="http://www.w3.org/1998/Math/MathML" display="inline">
  <msup>
    <mi>O</mi>
    <mo>*</mo>
  </msup>
</math>
</file>

<file path=Formula-17/content.xml><?xml version="1.0" encoding="utf-8"?>
<math xmlns="http://www.w3.org/1998/Math/MathML" display="inline">
  <mo>→</mo>
</math>
</file>

<file path=Formula-19/content.xml><?xml version="1.0" encoding="utf-8"?>
<math xmlns="http://www.w3.org/1998/Math/MathML" display="inline">
  <mo>→</mo>
</math>
</file>

<file path=Formula-21/content.xml><?xml version="1.0" encoding="utf-8"?>
<math xmlns="http://www.w3.org/1998/Math/MathML" display="inline">
  <mo>→</mo>
</math>
</file>

<file path=Formula-23/content.xml><?xml version="1.0" encoding="utf-8"?>
<math xmlns="http://www.w3.org/1998/Math/MathML" display="inline">
  <mo>→</mo>
</math>
</file>

<file path=Formula-25/content.xml><?xml version="1.0" encoding="utf-8"?>
<math xmlns="http://www.w3.org/1998/Math/MathML" display="inline">
  <mo>→</mo>
</math>
</file>

<file path=Formula-27/content.xml><?xml version="1.0" encoding="utf-8"?>
<math xmlns="http://www.w3.org/1998/Math/MathML" display="inline">
  <mo>→</mo>
</math>
</file>

<file path=Formula-29/content.xml><?xml version="1.0" encoding="utf-8"?>
<math xmlns="http://www.w3.org/1998/Math/MathML" display="inline">
  <mo>→</mo>
</math>
</file>

<file path=Formula-3/content.xml><?xml version="1.0" encoding="utf-8"?>
<math xmlns="http://www.w3.org/1998/Math/MathML" display="inline">
  <mo>→</mo>
</math>
</file>

<file path=Formula-31/content.xml><?xml version="1.0" encoding="utf-8"?>
<math xmlns="http://www.w3.org/1998/Math/MathML" display="inline">
  <mo>→</mo>
</math>
</file>

<file path=Formula-33/content.xml><?xml version="1.0" encoding="utf-8"?>
<math xmlns="http://www.w3.org/1998/Math/MathML" display="inline">
  <mo>→</mo>
</math>
</file>

<file path=Formula-38/content.xml><?xml version="1.0" encoding="utf-8"?>
<math xmlns="http://www.w3.org/1998/Math/MathML" display="inline">
  <mrow>
    <mi>R</mi>
    <mi>P</mi>
    <mi>N</mi>
  </mrow>
</math>
</file>

<file path=Formula-40/content.xml><?xml version="1.0" encoding="utf-8"?>
<math xmlns="http://www.w3.org/1998/Math/MathML" display="inline">
  <mi>S</mi>
</math>
</file>

<file path=Formula-42/content.xml><?xml version="1.0" encoding="utf-8"?>
<math xmlns="http://www.w3.org/1998/Math/MathML" display="inline">
  <mi>O</mi>
</math>
</file>

<file path=Formula-44/content.xml><?xml version="1.0" encoding="utf-8"?>
<math xmlns="http://www.w3.org/1998/Math/MathML" display="inline">
  <mi>S</mi>
</math>
</file>

<file path=Formula-46/content.xml><?xml version="1.0" encoding="utf-8"?>
<math xmlns="http://www.w3.org/1998/Math/MathML" display="inline">
  <mi>O</mi>
</math>
</file>

<file path=Formula-48/content.xml><?xml version="1.0" encoding="utf-8"?>
<math xmlns="http://www.w3.org/1998/Math/MathML" display="inline">
  <mi>S</mi>
</math>
</file>

<file path=Formula-5/content.xml><?xml version="1.0" encoding="utf-8"?>
<math xmlns="http://www.w3.org/1998/Math/MathML" display="inline">
  <mo>→</mo>
</math>
</file>

<file path=Formula-50/content.xml><?xml version="1.0" encoding="utf-8"?>
<math xmlns="http://www.w3.org/1998/Math/MathML" display="inline">
  <mi>O</mi>
</math>
</file>

<file path=Formula-52/content.xml><?xml version="1.0" encoding="utf-8"?>
<math xmlns="http://www.w3.org/1998/Math/MathML" display="inline">
  <mi>S</mi>
</math>
</file>

<file path=Formula-54/content.xml><?xml version="1.0" encoding="utf-8"?>
<math xmlns="http://www.w3.org/1998/Math/MathML" display="inline">
  <mi>O</mi>
</math>
</file>

<file path=Formula-56/content.xml><?xml version="1.0" encoding="utf-8"?>
<math xmlns="http://www.w3.org/1998/Math/MathML" display="inline">
  <mi>S</mi>
</math>
</file>

<file path=Formula-58/content.xml><?xml version="1.0" encoding="utf-8"?>
<math xmlns="http://www.w3.org/1998/Math/MathML" display="inline">
  <mi>O</mi>
</math>
</file>

<file path=Formula-60/content.xml><?xml version="1.0" encoding="utf-8"?>
<math xmlns="http://www.w3.org/1998/Math/MathML" display="inline">
  <mi>S</mi>
</math>
</file>

<file path=Formula-62/content.xml><?xml version="1.0" encoding="utf-8"?>
<math xmlns="http://www.w3.org/1998/Math/MathML" display="inline">
  <mi>O</mi>
</math>
</file>

<file path=Formula-64/content.xml><?xml version="1.0" encoding="utf-8"?>
<math xmlns="http://www.w3.org/1998/Math/MathML" display="inline">
  <mi>S</mi>
</math>
</file>

<file path=Formula-66/content.xml><?xml version="1.0" encoding="utf-8"?>
<math xmlns="http://www.w3.org/1998/Math/MathML" display="inline">
  <mi>O</mi>
</math>
</file>

<file path=Formula-68/content.xml><?xml version="1.0" encoding="utf-8"?>
<math xmlns="http://www.w3.org/1998/Math/MathML" display="inline">
  <mi>S</mi>
</math>
</file>

<file path=Formula-7/content.xml><?xml version="1.0" encoding="utf-8"?>
<math xmlns="http://www.w3.org/1998/Math/MathML" display="inline">
  <mo>→</mo>
</math>
</file>

<file path=Formula-70/content.xml><?xml version="1.0" encoding="utf-8"?>
<math xmlns="http://www.w3.org/1998/Math/MathML" display="inline">
  <mi>O</mi>
</math>
</file>

<file path=Formula-72/content.xml><?xml version="1.0" encoding="utf-8"?>
<math xmlns="http://www.w3.org/1998/Math/MathML" display="inline">
  <mi>S</mi>
</math>
</file>

<file path=Formula-74/content.xml><?xml version="1.0" encoding="utf-8"?>
<math xmlns="http://www.w3.org/1998/Math/MathML" display="inline">
  <mi>O</mi>
</math>
</file>

<file path=Formula-76/content.xml><?xml version="1.0" encoding="utf-8"?>
<math xmlns="http://www.w3.org/1998/Math/MathML" display="inline">
  <mi>S</mi>
</math>
</file>

<file path=Formula-78/content.xml><?xml version="1.0" encoding="utf-8"?>
<math xmlns="http://www.w3.org/1998/Math/MathML" display="inline">
  <mi>O</mi>
</math>
</file>

<file path=Formula-80/content.xml><?xml version="1.0" encoding="utf-8"?>
<math xmlns="http://www.w3.org/1998/Math/MathML" display="inline">
  <mi>S</mi>
</math>
</file>

<file path=Formula-82/content.xml><?xml version="1.0" encoding="utf-8"?>
<math xmlns="http://www.w3.org/1998/Math/MathML" display="inline">
  <mi>O</mi>
</math>
</file>

<file path=Formula-84/content.xml><?xml version="1.0" encoding="utf-8"?>
<math xmlns="http://www.w3.org/1998/Math/MathML" display="inline">
  <mi>S</mi>
</math>
</file>

<file path=Formula-86/content.xml><?xml version="1.0" encoding="utf-8"?>
<math xmlns="http://www.w3.org/1998/Math/MathML" display="inline">
  <mi>O</mi>
</math>
</file>

<file path=Formula-88/content.xml><?xml version="1.0" encoding="utf-8"?>
<math xmlns="http://www.w3.org/1998/Math/MathML" display="inline">
  <mrow>
    <mi>R</mi>
    <mi>P</mi>
    <mi>N</mi>
  </mrow>
</math>
</file>

<file path=Formula-9/content.xml><?xml version="1.0" encoding="utf-8"?>
<math xmlns="http://www.w3.org/1998/Math/MathML" display="inline">
  <mo>→</mo>
</math>
</file>

<file path=Formula-90/content.xml><?xml version="1.0" encoding="utf-8"?>
<math xmlns="http://www.w3.org/1998/Math/MathML" display="inline">
  <mrow>
    <mi>R</mi>
    <mi>P</mi>
    <mi>N</mi>
    <mo>=</mo>
    <mi>S</mi>
    <mo>*</mo>
    <mi>O</mi>
  </mrow>
</math>
</file>

<file path=Formula-92/content.xml><?xml version="1.0" encoding="utf-8"?>
<math xmlns="http://www.w3.org/1998/Math/MathML" display="inline">
  <mi>S</mi>
</math>
</file>

<file path=Formula-94/content.xml><?xml version="1.0" encoding="utf-8"?>
<math xmlns="http://www.w3.org/1998/Math/MathML" display="inline">
  <mi>O</mi>
</math>
</file>

<file path=Formula-96/content.xml><?xml version="1.0" encoding="utf-8"?>
<math xmlns="http://www.w3.org/1998/Math/MathML" display="inline">
  <mrow>
    <mi>R</mi>
    <mi>P</mi>
    <mi>N</mi>
  </mrow>
</math>
</file>

<file path=Formula-98/content.xml><?xml version="1.0" encoding="utf-8"?>
<math xmlns="http://www.w3.org/1998/Math/MathML" display="inline">
  <msup>
    <mi>S</mi>
    <mo>*</mo>
  </msup>
</math>
</file>